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F00000097D0A646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f3e4d"/>
    </style:style>
    <style:style style:name="P2" style:family="paragraph" style:parent-style-name="Standard">
      <style:text-properties fo:color="#808080" loext:opacity="100%" style:font-name="Consolas" fo:font-size="10.5pt" fo:font-weight="normal" officeooo:rsid="001f3e4d" officeooo:paragraph-rsid="001f3e4d" fo:background-color="#1f1f1f"/>
    </style:style>
    <style:style style:name="P3" style:family="paragraph" style:parent-style-name="Text_20_body">
      <style:text-properties officeooo:rsid="001f3e4d" officeooo:paragraph-rsid="001f3e4d"/>
    </style:style>
    <style:style style:name="P4" style:family="paragraph" style:parent-style-name="Standard">
      <style:text-properties officeooo:rsid="001f3e4d" officeooo:paragraph-rsid="001f3e4d"/>
    </style:style>
    <style:style style:name="P5" style:family="paragraph" style:parent-style-name="Heading_20_2">
      <style:text-properties officeooo:rsid="002074c4" officeooo:paragraph-rsid="002074c4"/>
    </style:style>
    <style:style style:name="P6" style:family="paragraph" style:parent-style-name="Text_20_body">
      <style:text-properties officeooo:rsid="002074c4" officeooo:paragraph-rsid="002074c4"/>
    </style:style>
    <style:style style:name="P7" style:family="paragraph" style:parent-style-name="Heading_20_1">
      <style:text-properties officeooo:rsid="00226274" officeooo:paragraph-rsid="00226274"/>
    </style:style>
    <style:style style:name="P8" style:family="paragraph" style:parent-style-name="Text_20_body">
      <style:text-properties fo:color="#c9211e" loext:opacity="100%" officeooo:rsid="00226274" officeooo:paragraph-rsid="00226274"/>
    </style:style>
    <style:style style:name="P9" style:family="paragraph" style:parent-style-name="Text_20_body">
      <style:text-properties officeooo:rsid="00226274" officeooo:paragraph-rsid="00226274"/>
    </style:style>
    <style:style style:name="P10" style:family="paragraph" style:parent-style-name="Text_20_body">
      <style:text-properties officeooo:rsid="0023d21a" officeooo:paragraph-rsid="00226274"/>
    </style:style>
    <style:style style:name="P11" style:family="paragraph" style:parent-style-name="Text_20_body">
      <style:text-properties officeooo:rsid="0023d21a" officeooo:paragraph-rsid="0023d21a"/>
    </style:style>
    <style:style style:name="P12" style:family="paragraph" style:parent-style-name="Standard">
      <style:text-properties fo:color="#cccccc" loext:opacity="100%" officeooo:rsid="0023d21a" officeooo:paragraph-rsid="0023d21a" fo:background-color="#1f1f1f"/>
    </style:style>
    <style:style style:name="P13"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14" style:family="paragraph" style:parent-style-name="Heading_20_1">
      <style:text-properties style:text-underline-style="solid" style:text-underline-width="auto" style:text-underline-color="font-color" officeooo:rsid="00249480" officeooo:paragraph-rsid="00249480"/>
    </style:style>
    <style:style style:name="P15" style:family="paragraph" style:parent-style-name="Standard">
      <style:text-properties fo:color="#cccccc" loext:opacity="100%" style:font-name="Consolas" fo:font-size="10.5pt" fo:font-weight="normal" officeooo:paragraph-rsid="00249480" fo:background-color="#1f1f1f"/>
    </style:style>
    <style:style style:name="P16" style:family="paragraph" style:parent-style-name="Standard">
      <style:text-properties fo:color="#808080" loext:opacity="100%" style:font-name="Consolas" fo:font-size="10.5pt" fo:font-weight="normal" officeooo:paragraph-rsid="00249480" fo:background-color="#1f1f1f"/>
    </style:style>
    <style:style style:name="P17" style:family="paragraph" style:parent-style-name="Text_20_body">
      <style:text-properties officeooo:rsid="00249480" officeooo:paragraph-rsid="00249480"/>
    </style:style>
    <style:style style:name="P18" style:family="paragraph" style:parent-style-name="Text_20_body">
      <style:text-properties officeooo:rsid="00251f45" officeooo:paragraph-rsid="00251f45"/>
    </style:style>
    <style:style style:name="P19" style:family="paragraph" style:parent-style-name="Heading_20_1">
      <style:text-properties style:text-underline-style="solid" style:text-underline-width="auto" style:text-underline-color="font-color" officeooo:rsid="00251f45" officeooo:paragraph-rsid="00251f45"/>
    </style:style>
    <style:style style:name="P20" style:family="paragraph" style:parent-style-name="Standard">
      <style:text-properties fo:color="#cccccc" loext:opacity="100%" style:font-name="Consolas" fo:font-size="10.5pt" fo:font-weight="normal" officeooo:rsid="00251f45" officeooo:paragraph-rsid="00251f45" fo:background-color="#1f1f1f"/>
    </style:style>
    <style:style style:name="P21" style:family="paragraph" style:parent-style-name="Text_20_body">
      <style:text-properties officeooo:rsid="0026ef76" officeooo:paragraph-rsid="0026ef76"/>
    </style:style>
    <style:style style:name="P22" style:family="paragraph" style:parent-style-name="Standard">
      <style:text-properties fo:color="#cccccc" loext:opacity="100%" style:font-name="Consolas" fo:font-size="10.5pt" fo:font-weight="normal" officeooo:paragraph-rsid="00251f45" fo:background-color="#1f1f1f"/>
    </style:style>
    <style:style style:name="P23" style:family="paragraph" style:parent-style-name="Standard">
      <style:text-properties fo:color="#cccccc" loext:opacity="100%" officeooo:rsid="00251f45" officeooo:paragraph-rsid="00251f45" fo:background-color="#1f1f1f"/>
    </style:style>
    <style:style style:name="P24" style:family="paragraph" style:parent-style-name="Standard">
      <style:text-properties fo:color="#cccccc" loext:opacity="100%" style:font-name="Consolas" fo:font-size="10.5pt" fo:font-weight="normal" officeooo:rsid="0026ef76" officeooo:paragraph-rsid="0026ef76" fo:background-color="#1f1f1f"/>
    </style:style>
    <style:style style:name="P25" style:family="paragraph" style:parent-style-name="Standard">
      <style:text-properties fo:color="#cccccc" loext:opacity="100%" officeooo:rsid="0026ef76" officeooo:paragraph-rsid="0026ef76" fo:background-color="#1f1f1f"/>
    </style:style>
    <style:style style:name="P26" style:family="paragraph" style:parent-style-name="Standard">
      <style:text-properties fo:color="#808080" loext:opacity="100%" style:font-name="Consolas" fo:font-size="10.5pt" fo:font-weight="normal" officeooo:rsid="0026ef76" officeooo:paragraph-rsid="0026ef76" fo:background-color="#1f1f1f"/>
    </style:style>
    <style:style style:name="P27" style:family="paragraph" style:parent-style-name="Heading_20_1">
      <style:text-properties style:text-underline-style="solid" style:text-underline-width="auto" style:text-underline-color="font-color" fo:font-weight="bold" officeooo:rsid="00272052" officeooo:paragraph-rsid="00272052" style:font-weight-asian="bold" style:font-weight-complex="bold"/>
    </style:style>
    <style:style style:name="P28" style:family="paragraph" style:parent-style-name="Standard">
      <style:text-properties fo:color="#cccccc" loext:opacity="100%" officeooo:rsid="00272052" officeooo:paragraph-rsid="00272052" fo:background-color="#1f1f1f"/>
    </style:style>
    <style:style style:name="P29" style:family="paragraph" style:parent-style-name="Standard">
      <style:text-properties fo:color="#cccccc" loext:opacity="100%" officeooo:paragraph-rsid="00272052" fo:background-color="#1f1f1f"/>
    </style:style>
    <style:style style:name="P30" style:family="paragraph" style:parent-style-name="Standard">
      <style:paragraph-properties style:line-height-at-least="0.503cm"/>
    </style:style>
    <style:style style:name="P31" style:family="paragraph" style:parent-style-name="Text_20_body">
      <style:text-properties officeooo:rsid="00272052" officeooo:paragraph-rsid="00272052"/>
    </style:style>
    <style:style style:name="P32" style:family="paragraph" style:parent-style-name="Standard">
      <style:text-properties fo:color="#808080" loext:opacity="100%" style:font-name="Consolas" fo:font-size="10.5pt" fo:font-weight="normal" officeooo:rsid="00272052" officeooo:paragraph-rsid="00272052" fo:background-color="#1f1f1f"/>
    </style:style>
    <style:style style:name="P33" style:family="paragraph" style:parent-style-name="Standard">
      <style:text-properties fo:color="#cccccc" loext:opacity="100%" style:font-name="Consolas" fo:font-size="10.5pt" fo:font-weight="normal" officeooo:rsid="00272052" officeooo:paragraph-rsid="00272052" fo:background-color="#1f1f1f"/>
    </style:style>
    <style:style style:name="P34" style:family="paragraph" style:parent-style-name="Heading_20_1">
      <style:paragraph-properties fo:break-before="page"/>
      <style:text-properties style:text-underline-style="none"/>
    </style:style>
    <style:style style:name="P35" style:family="paragraph" style:parent-style-name="Standard">
      <style:text-properties fo:color="#cccccc" loext:opacity="100%" style:font-name="Consolas" fo:font-size="10.5pt" style:text-underline-style="none" fo:font-weight="normal" officeooo:rsid="002d9e48" fo:background-color="#1f1f1f"/>
    </style:style>
    <style:style style:name="P36"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37" style:family="paragraph" style:parent-style-name="Standard">
      <style:paragraph-properties fo:margin-left="0cm" fo:margin-right="0cm" style:line-height-at-least="0.503cm" fo:text-indent="0cm" style:auto-text-indent="false"/>
      <style:text-properties fo:color="#808080" loext:opacity="100%" style:font-name="Consolas" fo:font-size="10.5pt" fo:font-weight="normal" fo:background-color="#1f1f1f"/>
    </style:style>
    <style:style style:name="P38" style:family="paragraph" style:parent-style-name="Text_20_body">
      <style:text-properties officeooo:rsid="00303e4b" officeooo:paragraph-rsid="00303e4b"/>
    </style:style>
    <style:style style:name="P39" style:family="paragraph" style:parent-style-name="Text_20_body">
      <style:text-properties style:text-underline-style="none" officeooo:rsid="002d9e48"/>
    </style:style>
    <style:style style:name="P40" style:family="paragraph" style:parent-style-name="Heading_20_1">
      <style:text-properties style:text-underline-style="solid" style:text-underline-width="auto" style:text-underline-color="font-color" officeooo:rsid="0031c8f9" officeooo:paragraph-rsid="0031c8f9"/>
    </style:style>
    <style:style style:name="P41" style:family="paragraph" style:parent-style-name="Standard">
      <style:text-properties fo:color="#cccccc" loext:opacity="100%" style:font-name="Consolas" fo:font-size="10.5pt" style:text-underline-style="none" fo:font-weight="normal" officeooo:rsid="0031c8f9" officeooo:paragraph-rsid="0031c8f9" fo:background-color="#1f1f1f"/>
    </style:style>
    <style:style style:name="P42" style:family="paragraph" style:parent-style-name="Standard">
      <style:paragraph-properties fo:margin-left="0cm" fo:margin-right="0cm" style:line-height-at-least="0.503cm" fo:text-indent="0cm" style:auto-text-indent="false"/>
      <style:text-properties fo:color="#808080" loext:opacity="100%" style:font-name="Consolas" fo:font-size="10.5pt" fo:font-weight="normal" officeooo:rsid="0031c8f9" fo:background-color="#1f1f1f"/>
    </style:style>
    <style:style style:name="P43" style:family="paragraph" style:parent-style-name="Text_20_body">
      <style:text-properties officeooo:rsid="0031c8f9" officeooo:paragraph-rsid="0031c8f9"/>
    </style:style>
    <style:style style:name="P44" style:family="paragraph" style:parent-style-name="Text_20_body">
      <style:text-properties style:text-underline-style="none" officeooo:rsid="0031c8f9" officeooo:paragraph-rsid="0031c8f9"/>
    </style:style>
    <style:style style:name="P45" style:family="paragraph" style:parent-style-name="Heading_20_1">
      <style:text-properties officeooo:rsid="0032982f" officeooo:paragraph-rsid="0032982f"/>
    </style:style>
    <style:style style:name="P46" style:family="paragraph" style:parent-style-name="Text_20_body">
      <style:text-properties officeooo:rsid="0032982f" officeooo:paragraph-rsid="0032982f"/>
    </style:style>
    <style:style style:name="P47" style:family="paragraph" style:parent-style-name="Heading_20_1">
      <style:text-properties officeooo:rsid="0035ab54" officeooo:paragraph-rsid="0035ab54"/>
    </style:style>
    <style:style style:name="P48" style:family="paragraph" style:parent-style-name="Standard">
      <style:text-properties fo:color="#cccccc" loext:opacity="100%" style:font-name="Consolas" fo:font-size="10.5pt" fo:font-weight="normal" officeooo:paragraph-rsid="0035ab54" fo:background-color="#1f1f1f"/>
    </style:style>
    <style:style style:name="P49" style:family="paragraph" style:parent-style-name="Standard">
      <style:paragraph-properties fo:margin-top="0cm" fo:margin-bottom="0.499cm" style:contextual-spacing="false" style:line-height-at-least="0.503cm"/>
      <style:text-properties fo:color="#cccccc" loext:opacity="100%" style:font-name="Consolas" fo:font-size="10.5pt" fo:font-weight="normal" fo:background-color="#1f1f1f"/>
    </style:style>
    <style:style style:name="P50" style:family="paragraph" style:parent-style-name="Text_20_body">
      <style:text-properties officeooo:paragraph-rsid="0035ab54"/>
    </style:style>
    <style:style style:name="P51" style:family="paragraph" style:parent-style-name="Text_20_body">
      <style:text-properties officeooo:rsid="0035ab54" officeooo:paragraph-rsid="0035ab54"/>
    </style:style>
    <style:style style:name="P52" style:family="paragraph" style:parent-style-name="Heading_20_2">
      <style:text-properties officeooo:rsid="0035ab54" officeooo:paragraph-rsid="0035ab54"/>
    </style:style>
    <style:style style:name="T1" style:family="text">
      <style:text-properties officeooo:rsid="001f3e4d"/>
    </style:style>
    <style:style style:name="T2" style:family="text">
      <style:text-properties fo:color="#808080" loext:opacity="100%" style:font-name="Consolas" fo:font-size="10.5pt" fo:font-weight="normal" fo:background-color="#1f1f1f" loext:char-shading-value="0"/>
    </style:style>
    <style:style style:name="T3" style:family="text">
      <style:text-properties fo:color="#569cd6" loext:opacity="100%" style:font-name="Consolas" fo:font-size="10.5pt" fo:font-weight="normal" fo:background-color="#1f1f1f" loext:char-shading-value="0"/>
    </style:style>
    <style:style style:name="T4" style:family="text">
      <style:text-properties fo:color="#cccccc" loext:opacity="100%" style:font-name="Consolas" fo:font-size="10.5pt" fo:font-weight="normal" fo:background-color="#1f1f1f" loext:char-shading-value="0"/>
    </style:style>
    <style:style style:name="T5" style:family="text">
      <style:text-properties fo:color="#9cdcfe" loext:opacity="100%" style:font-name="Consolas" fo:font-size="10.5pt" fo:font-weight="normal" fo:background-color="#1f1f1f" loext:char-shading-value="0"/>
    </style:style>
    <style:style style:name="T6" style:family="text">
      <style:text-properties fo:font-weight="bold" officeooo:rsid="001f3e4d" style:font-weight-asian="bold" style:font-weight-complex="bold"/>
    </style:style>
    <style:style style:name="T7" style:family="text">
      <style:text-properties officeooo:rsid="002bde0b"/>
    </style:style>
    <style:style style:name="T8" style:family="text">
      <style:text-properties style:text-underline-style="solid" style:text-underline-width="auto" style:text-underline-color="font-color"/>
    </style:style>
    <style:style style:name="T9" style:family="text">
      <style:text-properties fo:color="#808080" loext:opacity="100%" style:font-name="Consolas" fo:font-size="10.5pt" fo:font-weight="normal"/>
    </style:style>
    <style:style style:name="T10" style:family="text">
      <style:text-properties fo:color="#569cd6" loext:opacity="100%" style:font-name="Consolas" fo:font-size="10.5pt" fo:font-weight="normal"/>
    </style:style>
    <style:style style:name="T11" style:family="text">
      <style:text-properties style:font-name="Consolas" fo:font-size="10.5pt" fo:font-weight="normal"/>
    </style:style>
    <style:style style:name="T12" style:family="text">
      <style:text-properties fo:color="#9cdcfe" loext:opacity="100%" style:font-name="Consolas" fo:font-size="10.5pt" fo:font-weight="normal"/>
    </style:style>
    <style:style style:name="T13" style:family="text">
      <style:text-properties fo:color="#ce9178" loext:opacity="100%" style:font-name="Consolas" fo:font-size="10.5pt" fo:font-weight="normal"/>
    </style:style>
    <style:style style:name="T14" style:family="text">
      <style:text-properties fo:color="#808080" loext:opacity="100%"/>
    </style:style>
    <style:style style:name="T15" style:family="text">
      <style:text-properties fo:color="#569cd6" loext:opacity="100%"/>
    </style:style>
    <style:style style:name="T16" style:family="text">
      <style:text-properties fo:color="#9cdcfe" loext:opacity="100%"/>
    </style:style>
    <style:style style:name="T17" style:family="text">
      <style:text-properties fo:color="#ce9178" loext:opacity="100%"/>
    </style:style>
    <style:style style:name="T18" style:family="text">
      <style:text-properties fo:color="#f44747" loext:opacity="100%"/>
    </style:style>
    <style:style style:name="T19" style:family="text">
      <style:text-properties fo:color="#cccccc" loext:opacity="100%"/>
    </style:style>
    <style:style style:name="T20" style:family="text">
      <style:text-properties officeooo:rsid="00275a40"/>
    </style:style>
    <style:style style:name="T21" style:family="text">
      <style:text-properties style:text-underline-style="solid" style:text-underline-width="auto" style:text-underline-color="font-color" officeooo:rsid="002d9e48"/>
    </style:style>
    <style:style style:name="T22" style:family="text">
      <style:text-properties officeooo:rsid="002d9e48"/>
    </style:style>
    <style:style style:name="T23" style:family="text">
      <style:text-properties fo:color="#f44747" loext:opacity="100%" style:font-name="Consolas" fo:font-size="10.5pt" fo:font-weight="normal"/>
    </style:style>
    <style:style style:name="T24" style:family="text">
      <style:text-properties fo:font-weight="bold" style:font-weight-asian="bold" style:font-weight-complex="bold"/>
    </style:style>
    <style:style style:name="T25" style:family="text">
      <style:text-properties style:text-underline-style="none"/>
    </style:style>
    <style:style style:name="T26" style:family="text">
      <style:text-properties fo:color="#d4d4d4"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TML-Hyper text markup language</text:p>
      <text:p text:style-name="Text_20_body"/>
      <text:p text:style-name="P1"><text:span text:style-name="T1">1.</text:span><text:span text:style-name="T2">&lt;!</text:span><text:span text:style-name="T3">DOCTYPE</text:span><text:span text:style-name="T4"> </text:span><text:span text:style-name="T5">html</text:span><text:span text:style-name="T2">&gt;</text:span></text:p>
      <text:p text:style-name="P2">&lt;html&gt;</text:p>
      <text:p text:style-name="P2">&lt;head&gt;</text:p>
      <text:p text:style-name="P2"><text:s text:c="5"/>&lt;title&gt;</text:p>
      <text:p text:style-name="Text_20_body"><text:tab/><text:tab/><text:span text:style-name="T1">Whatever you type at this part will be the name of the FILE(</text:span><text:span text:style-name="T6">TAB NAME</text:span><text:span text:style-name="T1">)</text:span></text:p>
      <text:p text:style-name="P2"><text:s text:c="5"/>&lt;/title&gt;</text:p>
      <text:p text:style-name="P2">&lt;/head&gt;</text:p>
      <text:p text:style-name="P2">&lt;body&gt;</text:p>
      <text:p text:style-name="Standard"/>
      <text:p text:style-name="P3">All the main Content lies in this body </text:p>
      <text:p text:style-name="P2"/>
      <text:p text:style-name="P2">&lt;/body&gt;</text:p>
      <text:p text:style-name="P2"/>
      <text:p text:style-name="P2">&lt;/html&gt;</text:p>
      <text:p text:style-name="P4"/>
      <text:p text:style-name="P4"/>
      <text:p text:style-name="P4">2.</text:p>
      <text:p text:style-name="P4">h1 h2 h3 h4 h5 h6 </text:p>
      <text:p text:style-name="P4">Size of heading right to left--&gt; Decrease</text:p>
      <text:p text:style-name="P4"/>
      <text:p text:style-name="P4">3.</text:p>
      <text:p text:style-name="P4">lorem : To get random text for testing purpose </text:p>
      <text:p text:style-name="P4"/>
      <text:p text:style-name="P4">4.</text:p>
      <text:p text:style-name="P4">&lt;hr&gt; : This create<text:span text:style-name="T7">s</text:span> line wherever this is applied </text:p>
      <text:p text:style-name="P4"/>
      <text:p text:style-name="P4"/>
      <text:p text:style-name="P4">5.</text:p>
      <text:p text:style-name="Text_20_body">&lt;!--This is my first Webpage Created by my own --&gt; <text:s text:c="2"/>: <text:span text:style-name="T1">This is How comments can be made in HTML</text:span></text:p>
      <text:p text:style-name="P4"/>
      <text:h text:style-name="P5" text:outline-level="2"><text:span text:style-name="T8">LINKS</text:span>:</text:h>
      <text:p text:style-name="P6">1.</text:p>
      <text:p text:style-name="P6">&lt;a href=”link.com” target=”New Tab or same tab” title=”What should appear once we take mouse onto that word”&gt;</text:p>
      <text:p text:style-name="P6">Here you will enter that word which acts as a link </text:p>
      <text:p text:style-name="P6">&lt;/a&gt;</text:p>
      <text:p text:style-name="P6"><text:tab/></text:p>
      <text:p text:style-name="P6"/>
      <text:p text:style-name="P6">TARGET: “_blank” : this make link opened in new Tab</text:p>
      <text:p text:style-name="P6"><text:soft-page-break/>TARGET: “_self” : this make link opened in Same Tab</text:p>
      <text:p text:style-name="P6"/>
      <text:h text:style-name="P7" text:outline-level="1"><text:span text:style-name="T8">IMAGES</text:span>:</text:h>
      <text:p text:style-name="P8">Generally while we are adding Images in HTML projects ,what we are told to do is That we need to save the image which we are trying to add in same folder of where this HTML project is located right , and incase if we have soo many images we cannot place all those images just like those close to the project so we for sure need to create a Folder where all images need to be stored.so the Source of the image will also be changed ::</text:p>
      <text:p text:style-name="P8">Example:</text:p>
      <text:p text:style-name="P8">src=”pic.png” <text:s text:c="3"/>: if it is with the HTML project in the same folder itself</text:p>
      <text:p text:style-name="P8">src=”/picsfoldername/pic.png” <text:s text:c="3"/>: if we create seperate folder for images</text:p>
      <text:p text:style-name="P9"/>
      <text:p text:style-name="P9">or</text:p>
      <text:p text:style-name="P9"/>
      <text:p text:style-name="P9">just copy the pic path no matter wherever that is and simply paste in Src=”pic.ping”</text:p>
      <text:p text:style-name="P9"/>
      <text:p text:style-name="P10">&lt;img src=”pic.png” height=”300” width=”200” alt=”This is writtern for people with Visually impaired , This sentence gets speaked by system when read aloud is choosed” title=”this is Doreamon”</text:p>
      <text:p text:style-name="P10"/>
      <text:p text:style-name="P10"/>
      <text:p text:style-name="P11">!. </text:p>
      <text:p text:style-name="P11">if you want to change image into link , Same procedure is to be applied , </text:p>
      <text:p text:style-name="P12"> <text:span text:style-name="T9">&lt;</text:span><text:span text:style-name="T10">a</text:span><text:span text:style-name="T11"> </text:span><text:span text:style-name="T12">href</text:span><text:span text:style-name="T11">=</text:span><text:span text:style-name="T13">"https://simple.wikipedia.org/wiki/Doraemon"</text:span><text:span text:style-name="T9">&gt;</text:span></text:p>
      <text:p text:style-name="P13">        <text:span text:style-name="T9">&lt;</text:span><text:span text:style-name="T10">img</text:span><text:span text:style-name="T11"> </text:span><text:span text:style-name="T12">src</text:span><text:span text:style-name="T11">=</text:span><text:span text:style-name="T13">"images/Doreamon.png"</text:span><text:span text:style-name="T11"> </text:span><text:span text:style-name="T12">height</text:span><text:span text:style-name="T11">=</text:span><text:span text:style-name="T13">"500"</text:span><text:span text:style-name="T11"> </text:span><text:span text:style-name="T12">alt</text:span><text:span text:style-name="T11">=</text:span><text:span text:style-name="T13">"He is Doreamon"</text:span><text:span text:style-name="T11"> </text:span><text:span text:style-name="T12">title</text:span><text:span text:style-name="T11">=</text:span><text:span text:style-name="T13">"He is Doreamon"</text:span><text:span text:style-name="T9">&gt;</text:span></text:p>
      <text:p text:style-name="P13">        <text:span text:style-name="T9">&lt;/</text:span><text:span text:style-name="T10">a</text:span><text:span text:style-name="T9">&gt;</text:span></text:p>
      <text:p text:style-name="P11">Now here the Image Doreamon.png is changed into link </text:p>
      <text:p text:style-name="P11"/>
      <text:h text:style-name="P14" text:outline-level="1">AUDIO</text:h>
      <text:p text:style-name="P15"> <text:span text:style-name="T14">&lt;</text:span><text:span text:style-name="T15">audio</text:span> <text:span text:style-name="T16">controls</text:span> <text:span text:style-name="T16">autoplay</text:span> <text:span text:style-name="T16">src</text:span>=<text:span text:style-name="T17">"Audios/doreamonthemesong.mp3"</text:span> <text:span text:style-name="T14">&gt;</text:span></text:p>
      <text:p text:style-name="P16"/>
      <text:p text:style-name="P17">Controls must be added for sure , then only the Audio will be reflected in the page ,</text:p>
      <text:p text:style-name="P17"><text:s/>Autoplay will play the song once you enter into the website.</text:p>
      <text:p text:style-name="P18">just like controls , autoplay we have </text:p>
      <text:p text:style-name="P18"><text:soft-page-break/>loop : plays the Audio in loops</text:p>
      <text:p text:style-name="P18">muted : will initially mute the Audio </text:p>
      <text:p text:style-name="P18"/>
      <text:h text:style-name="P19" text:outline-level="1">VIDEO</text:h>
      <text:p text:style-name="P20"><text:span text:style-name="T14">&lt;</text:span><text:span text:style-name="T15">video</text:span> <text:span text:style-name="T16">src</text:span>=<text:span text:style-name="T17">"Videos/SampleVideo_1280x720_20mb.mp4"</text:span> <text:span text:style-name="T16">title</text:span> =<text:span text:style-name="T17">"Sample video for my HTML"</text:span> <text:span text:style-name="T16">controls</text:span> <text:span text:style-name="T16">height</text:span>=<text:span text:style-name="T17">"300"</text:span><text:span text:style-name="T14">&gt;</text:span></text:p>
      <text:p text:style-name="P18"/>
      <text:p text:style-name="P18">All the rules and procedures which are there for Audio creation same will be applied here </text:p>
      <text:p text:style-name="P18"/>
      <text:p text:style-name="P18"/>
      <text:h text:style-name="P19" text:outline-level="1">Text_Formating</text:h>
      <text:p text:style-name="P21">1.</text:p>
      <text:p text:style-name="P22"><text:span text:style-name="T14">&lt;</text:span><text:span text:style-name="T15">p</text:span><text:span text:style-name="T14">&gt;</text:span>This is <text:span text:style-name="T14">&lt;</text:span><text:span text:style-name="T15">b</text:span><text:span text:style-name="T14">&gt;</text:span>Sample<text:span text:style-name="T14">&lt;/</text:span><text:span text:style-name="T15">b</text:span><text:span text:style-name="T14">&gt;</text:span> text <text:span text:style-name="T14">&lt;/</text:span><text:span text:style-name="T15">p</text:span><text:span text:style-name="T14">&gt;</text:span></text:p>
      <text:p text:style-name="P13">        </text:p>
      <text:p text:style-name="P18"/>
      <text:p text:style-name="P18">b tag : it gives Bold letters </text:p>
      <text:p text:style-name="P18"/>
      <text:p text:style-name="P21">2.</text:p>
      <text:p text:style-name="P23"> <text:span text:style-name="T9">&lt;</text:span><text:span text:style-name="T10">p</text:span><text:span text:style-name="T9">&gt;</text:span><text:span text:style-name="T11">This is Sample </text:span><text:span text:style-name="T9">&lt;</text:span><text:span text:style-name="T10">i</text:span><text:span text:style-name="T9">&gt;</text:span><text:span text:style-name="T11">itallic</text:span><text:span text:style-name="T9">&lt;/</text:span><text:span text:style-name="T10">i</text:span><text:span text:style-name="T9">&gt;</text:span><text:span text:style-name="T11"> text </text:span><text:span text:style-name="T9">&lt;/</text:span><text:span text:style-name="T10">p</text:span><text:span text:style-name="T9">&gt;</text:span></text:p>
      <text:p text:style-name="P18"/>
      <text:p text:style-name="P18">i tag : it gives itallic style </text:p>
      <text:p text:style-name="P18"/>
      <text:p text:style-name="P21">3.</text:p>
      <text:p text:style-name="P20"><text:span text:style-name="T14">&lt;</text:span><text:span text:style-name="T15">p</text:span><text:span text:style-name="T14">&gt;</text:span>This is <text:span text:style-name="T14">&lt;</text:span><text:span text:style-name="T18">big</text:span><text:span text:style-name="T14">&gt;</text:span>sample<text:span text:style-name="T14">&lt;/</text:span><text:span text:style-name="T18">big</text:span><text:span text:style-name="T14">&gt;</text:span> text<text:span text:style-name="T14">&lt;/</text:span><text:span text:style-name="T15">p</text:span><text:span text:style-name="T14">&gt;</text:span></text:p>
      <text:p text:style-name="P18"/>
      <text:p text:style-name="P21">big tag : it gives Big letters </text:p>
      <text:p text:style-name="P21"/>
      <text:p text:style-name="P21">4.</text:p>
      <text:p text:style-name="P24"><text:span text:style-name="T14">&lt;</text:span><text:span text:style-name="T15">p</text:span><text:span text:style-name="T14">&gt;</text:span>This is <text:span text:style-name="T14">&lt;</text:span><text:span text:style-name="T15">small</text:span><text:span text:style-name="T14">&gt;</text:span>sample<text:span text:style-name="T14">&lt;/</text:span><text:span text:style-name="T15">small</text:span><text:span text:style-name="T14">&gt;</text:span> text<text:span text:style-name="T14">&lt;/</text:span><text:span text:style-name="T15">p</text:span><text:span text:style-name="T14">&gt;</text:span></text:p>
      <text:p text:style-name="P21"/>
      <text:p text:style-name="P21">small tag : it gives small letters </text:p>
      <text:p text:style-name="P21"/>
      <text:p text:style-name="P21"/>
      <text:p text:style-name="P21"><text:soft-page-break/>5.</text:p>
      <text:p text:style-name="P24"><text:span text:style-name="T14">&lt;</text:span><text:span text:style-name="T15">p</text:span><text:span text:style-name="T14">&gt;</text:span>This is <text:span text:style-name="T14">&lt;</text:span><text:span text:style-name="T15">sub</text:span><text:span text:style-name="T14">&gt;</text:span>subscript<text:span text:style-name="T14">&lt;/</text:span><text:span text:style-name="T15">sub</text:span><text:span text:style-name="T14">&gt;</text:span> text<text:span text:style-name="T14">&lt;/</text:span><text:span text:style-name="T15">p</text:span><text:span text:style-name="T14">&gt;</text:span></text:p>
      <text:p text:style-name="P21">sub tag : it gives Subscript letters </text:p>
      <text:p text:style-name="P21"/>
      <text:p text:style-name="P21">6.</text:p>
      <text:p text:style-name="P25"><text:span text:style-name="T9">&lt;</text:span><text:span text:style-name="T10">p</text:span><text:span text:style-name="T9">&gt;</text:span><text:span text:style-name="T11">This is </text:span><text:span text:style-name="T9">&lt;</text:span><text:span text:style-name="T10">sup</text:span><text:span text:style-name="T9">&gt;</text:span><text:span text:style-name="T11">superscript</text:span><text:span text:style-name="T9">&lt;/</text:span><text:span text:style-name="T10">sup</text:span><text:span text:style-name="T9">&gt;</text:span><text:span text:style-name="T11"> text</text:span><text:span text:style-name="T9">&lt;/</text:span><text:span text:style-name="T10">p</text:span><text:span text:style-name="T9">&gt;</text:span></text:p>
      <text:p text:style-name="P21">sup tag : it gives <text:span text:style-name="T4">superscript</text:span> letters </text:p>
      <text:p text:style-name="P21"/>
      <text:p text:style-name="P21">7.</text:p>
      <text:p text:style-name="P24"><text:span text:style-name="T14">&lt;</text:span><text:span text:style-name="T15">p</text:span><text:span text:style-name="T14">&gt;</text:span>This is <text:span text:style-name="T14">&lt;</text:span><text:span text:style-name="T15">ins</text:span><text:span text:style-name="T14">&gt;</text:span>inserted<text:span text:style-name="T14">&lt;/</text:span><text:span text:style-name="T15">ins</text:span><text:span text:style-name="T14">&gt;</text:span> text<text:span text:style-name="T14">&lt;/</text:span><text:span text:style-name="T15">p</text:span><text:span text:style-name="T14">&gt;</text:span></text:p>
      <text:p text:style-name="P21">ins tag : it gives <text:span text:style-name="T19">inserted</text:span> letters (Underlined)</text:p>
      <text:p text:style-name="P21"/>
      <text:p text:style-name="P21">8.</text:p>
      <text:p text:style-name="P24"><text:span text:style-name="T14">&lt;</text:span><text:span text:style-name="T15">p</text:span><text:span text:style-name="T14">&gt;</text:span>This is <text:span text:style-name="T14">&lt;</text:span><text:span text:style-name="T15">del</text:span><text:span text:style-name="T14">&gt;</text:span>deleted<text:span text:style-name="T14">&lt;/</text:span><text:span text:style-name="T15">del</text:span><text:span text:style-name="T14">&gt;</text:span> text <text:span text:style-name="T14">&lt;/</text:span><text:span text:style-name="T15">p</text:span><text:span text:style-name="T14">&gt;</text:span></text:p>
      <text:p text:style-name="P21">del tag : it gives <text:span text:style-name="T19">strike on</text:span> letters </text:p>
      <text:p text:style-name="P21"/>
      <text:p text:style-name="P21">9.</text:p>
      <text:p text:style-name="P24"><text:span text:style-name="T14">&lt;</text:span><text:span text:style-name="T15">p</text:span><text:span text:style-name="T14">&gt;</text:span>This is <text:span text:style-name="T14">&lt;</text:span><text:span text:style-name="T15">mark</text:span><text:span text:style-name="T14">&gt;</text:span>Marked <text:span text:style-name="T14">&lt;/</text:span><text:span text:style-name="T15">mark</text:span><text:span text:style-name="T14">&gt;</text:span> text <text:span text:style-name="T14">&lt;/</text:span><text:span text:style-name="T15">p</text:span><text:span text:style-name="T14">&gt;</text:span></text:p>
      <text:p text:style-name="P21">mark tag : it makes letters Highlighed</text:p>
      <text:p text:style-name="P21"/>
      <text:p text:style-name="P21"/>
      <text:p text:style-name="P26"/>
      <text:p text:style-name="P21"/>
      <text:h text:style-name="P27" text:outline-level="1" text:is-list-header="true">LISTS</text:h>
      <text:p text:style-name="P28">1.</text:p>
      <text:p text:style-name="P29"> <text:span text:style-name="T9">&lt;</text:span><text:span text:style-name="T10">ul</text:span><text:span text:style-name="T9">&gt;</text:span></text:p>
      <text:p text:style-name="P30"/>
      <text:p text:style-name="P13">            <text:span text:style-name="T9">&lt;</text:span><text:span text:style-name="T10">li</text:span><text:span text:style-name="T9">&gt;</text:span><text:span text:style-name="T11">Mouse</text:span><text:span text:style-name="T9">&lt;/</text:span><text:span text:style-name="T10">li</text:span><text:span text:style-name="T9">&gt;</text:span></text:p>
      <text:p text:style-name="P13">            <text:span text:style-name="T9">&lt;</text:span><text:span text:style-name="T10">li</text:span><text:span text:style-name="T9">&gt;</text:span><text:span text:style-name="T11">Keyboard</text:span><text:span text:style-name="T9">&lt;/</text:span><text:span text:style-name="T10">li</text:span><text:span text:style-name="T9">&gt;</text:span></text:p>
      <text:p text:style-name="P13">            <text:span text:style-name="T9">&lt;</text:span><text:span text:style-name="T10">li</text:span><text:span text:style-name="T9">&gt;&lt;</text:span><text:span text:style-name="T10">b</text:span><text:span text:style-name="T9">&gt;</text:span><text:span text:style-name="T11">Laptop Stand</text:span><text:span text:style-name="T9">&lt;/</text:span><text:span text:style-name="T10">b</text:span><text:span text:style-name="T9">&gt;&lt;/</text:span><text:span text:style-name="T10">li</text:span><text:span text:style-name="T9">&gt;</text:span></text:p>
      <text:p text:style-name="P13">            <text:span text:style-name="T9">&lt;</text:span><text:span text:style-name="T10">li</text:span><text:span text:style-name="T9">&gt;</text:span><text:span text:style-name="T11">Charger</text:span><text:span text:style-name="T9">&lt;/</text:span><text:span text:style-name="T10">li</text:span><text:span text:style-name="T9">&gt;</text:span></text:p>
      <text:p text:style-name="P13">            <text:span text:style-name="T9">&lt;</text:span><text:span text:style-name="T10">li</text:span><text:span text:style-name="T9">&gt;&lt;</text:span><text:span text:style-name="T10">b</text:span><text:span text:style-name="T9">&gt;</text:span><text:span text:style-name="T11">Mousepad</text:span><text:span text:style-name="T9">&lt;/</text:span><text:span text:style-name="T10">b</text:span><text:span text:style-name="T9">&gt;&lt;/</text:span><text:span text:style-name="T10">li</text:span><text:span text:style-name="T9">&gt;</text:span></text:p>
      <text:p text:style-name="P13">        <text:span text:style-name="T9">&lt;/</text:span><text:span text:style-name="T10">ul</text:span><text:span text:style-name="T9">&gt;</text:span></text:p>
      <text:p text:style-name="P31">ul tag: Unordered List</text:p>
      <text:p text:style-name="P31"/>
      <text:p text:style-name="P32"/>
      <text:p text:style-name="P32"/>
      <text:p text:style-name="P32"/>
      <text:p text:style-name="P32"/>
      <text:p text:style-name="P31"><text:soft-page-break/>2.</text:p>
      <text:p text:style-name="P33"><text:span text:style-name="T14">&lt;</text:span><text:span text:style-name="T15">ol</text:span> type=”A”<text:span text:style-name="T14">&gt;</text:span></text:p>
      <text:p text:style-name="P13">            <text:span text:style-name="T9">&lt;</text:span><text:span text:style-name="T10">li</text:span><text:span text:style-name="T9">&gt;</text:span><text:span text:style-name="T11">Wakeup</text:span><text:span text:style-name="T9">&lt;/</text:span><text:span text:style-name="T10">li</text:span><text:span text:style-name="T9">&gt;</text:span></text:p>
      <text:p text:style-name="P13">            <text:span text:style-name="T9">&lt;</text:span><text:span text:style-name="T10">li</text:span><text:span text:style-name="T9">&gt;</text:span><text:span text:style-name="T11">Getready</text:span><text:span text:style-name="T9">&lt;/</text:span><text:span text:style-name="T10">li</text:span><text:span text:style-name="T9">&gt;</text:span></text:p>
      <text:p text:style-name="P13">            <text:span text:style-name="T9">&lt;</text:span><text:span text:style-name="T10">li</text:span><text:span text:style-name="T9">&gt;&lt;</text:span><text:span text:style-name="T10">ins</text:span><text:span text:style-name="T9">&gt;</text:span><text:span text:style-name="T11">Walk</text:span><text:span text:style-name="T9">&lt;/</text:span><text:span text:style-name="T10">ins</text:span><text:span text:style-name="T9">&gt;&lt;/</text:span><text:span text:style-name="T10">li</text:span><text:span text:style-name="T9">&gt;</text:span></text:p>
      <text:p text:style-name="P13">            <text:span text:style-name="T9">&lt;</text:span><text:span text:style-name="T10">li</text:span><text:span text:style-name="T9">&gt;&lt;</text:span><text:span text:style-name="T10">del</text:span><text:span text:style-name="T9">&gt;</text:span><text:span text:style-name="T11">Listen</text:span><text:span text:style-name="T9">&lt;/</text:span><text:span text:style-name="T10">del</text:span><text:span text:style-name="T9">&gt;</text:span><text:span text:style-name="T11"> </text:span><text:span text:style-name="T9">&lt;/</text:span><text:span text:style-name="T10">li</text:span><text:span text:style-name="T9">&gt;</text:span></text:p>
      <text:p text:style-name="P13">            <text:span text:style-name="T9">&lt;</text:span><text:span text:style-name="T10">li</text:span><text:span text:style-name="T9">&gt;</text:span><text:span text:style-name="T11">Return</text:span><text:span text:style-name="T9">&lt;/</text:span><text:span text:style-name="T10">li</text:span><text:span text:style-name="T9">&gt;</text:span></text:p>
      <text:p text:style-name="P13">        <text:span text:style-name="T9">&lt;/</text:span><text:span text:style-name="T10">ol</text:span><text:span text:style-name="T9">&gt;</text:span></text:p>
      <text:p text:style-name="P31"/>
      <text:p text:style-name="P31">ol tag: Ordered List </text:p>
      <text:p text:style-name="P31">type : if you want order to be in A,B,C,D... something like this </text:p>
      <text:p text:style-name="P31"/>
      <text:p text:style-name="P31">3.</text:p>
      <text:p text:style-name="P28"> <text:span text:style-name="T9">&lt;</text:span><text:span text:style-name="T10">dl</text:span><text:span text:style-name="T9">&gt;</text:span></text:p>
      <text:p text:style-name="P13">            <text:span text:style-name="T9">&lt;</text:span><text:span text:style-name="T10">dt</text:span><text:span text:style-name="T9">&gt;</text:span><text:span text:style-name="T11">HTML</text:span><text:span text:style-name="T9">&lt;/</text:span><text:span text:style-name="T10">dt</text:span><text:span text:style-name="T9">&gt;</text:span></text:p>
      <text:p text:style-name="P13">            <text:span text:style-name="T9">&lt;</text:span><text:span text:style-name="T10">dd</text:span><text:span text:style-name="T9">&gt;</text:span><text:span text:style-name="T11">This is Structure of Webpage</text:span><text:span text:style-name="T9">&lt;/</text:span><text:span text:style-name="T10">dd</text:span><text:span text:style-name="T9">&gt;</text:span></text:p>
      <text:p text:style-name="P30"/>
      <text:p text:style-name="P13">            <text:span text:style-name="T9">&lt;</text:span><text:span text:style-name="T10">dt</text:span><text:span text:style-name="T9">&gt;</text:span><text:span text:style-name="T11">CSS</text:span><text:span text:style-name="T9">&lt;/</text:span><text:span text:style-name="T10">dt</text:span><text:span text:style-name="T9">&gt;</text:span></text:p>
      <text:p text:style-name="P13">            <text:span text:style-name="T9">&lt;</text:span><text:span text:style-name="T10">dd</text:span><text:span text:style-name="T9">&gt;</text:span><text:span text:style-name="T11">This is Style of Webpage</text:span><text:span text:style-name="T9">&lt;/</text:span><text:span text:style-name="T10">dd</text:span><text:span text:style-name="T9">&gt;</text:span></text:p>
      <text:p text:style-name="P13">            <text:span text:style-name="T9">&lt;</text:span><text:span text:style-name="T10">dt</text:span><text:span text:style-name="T9">&gt;</text:span><text:span text:style-name="T11">JAVA SCRIPT</text:span><text:span text:style-name="T9">&lt;/</text:span><text:span text:style-name="T10">dt</text:span><text:span text:style-name="T9">&gt;</text:span></text:p>
      <text:p text:style-name="P13">            <text:span text:style-name="T9">&lt;</text:span><text:span text:style-name="T10">dd</text:span><text:span text:style-name="T9">&gt;</text:span><text:span text:style-name="T11">This is Functionallity of Webpage</text:span><text:span text:style-name="T9">&lt;/</text:span><text:span text:style-name="T10">dd</text:span><text:span text:style-name="T9">&gt;</text:span></text:p>
      <text:p text:style-name="P13">        <text:span text:style-name="T9">&lt;/</text:span><text:span text:style-name="T10">dl</text:span><text:span text:style-name="T9">&gt;</text:span></text:p>
      <text:p text:style-name="P31"/>
      <text:p text:style-name="P31">dl tag : Descriptiom list </text:p>
      <text:p text:style-name="P31">dt : Description term <text:s text:c="2"/><text:span text:style-name="T20">(For Term)</text:span></text:p>
      <text:p text:style-name="P31">dd: Description definition <text:s/><text:span text:style-name="T20">(For Term’s Defination)</text:span></text:p>
      <text:p text:style-name="P31"/>
      <text:p text:style-name="P31"/>
      <text:h text:style-name="P34" text:outline-level="1"><text:span text:style-name="T8">Tables in HTM</text:span><text:span text:style-name="T21">L</text:span><text:span text:style-name="T22"> :</text:span></text:h>
      <text:p text:style-name="P35"><text:span text:style-name="T14">&lt;!</text:span><text:span text:style-name="T15">DOCTYPE</text:span> <text:span text:style-name="T16">HTML</text:span><text:span text:style-name="T14">&gt;</text:span></text:p>
      <text:p text:style-name="P36"><text:span text:style-name="T14">&lt;</text:span><text:span text:style-name="T15">html</text:span><text:span text:style-name="T14">&gt;</text:span></text:p>
      <text:p text:style-name="P13">    <text:span text:style-name="T9">&lt;</text:span><text:span text:style-name="T10">head</text:span><text:span text:style-name="T9">&gt;</text:span></text:p>
      <text:p text:style-name="P13">        <text:span text:style-name="T9">&lt;</text:span><text:span text:style-name="T10">title</text:span><text:span text:style-name="T9">&gt;</text:span></text:p>
      <text:p text:style-name="P13">            <text:span text:style-name="T11">Timetable</text:span></text:p>
      <text:p text:style-name="P13">        <text:span text:style-name="T9">&lt;/</text:span><text:span text:style-name="T10">title</text:span><text:span text:style-name="T9">&gt;</text:span></text:p>
      <text:p text:style-name="P13">    <text:span text:style-name="T9">&lt;/</text:span><text:span text:style-name="T10">head</text:span><text:span text:style-name="T9">&gt;</text:span></text:p>
      <text:p text:style-name="P13">    <text:span text:style-name="T9">&lt;</text:span><text:span text:style-name="T10">body</text:span><text:span text:style-name="T9">&gt;</text:span></text:p>
      <text:p text:style-name="P13">     </text:p>
      <text:p text:style-name="P13">        <text:span text:style-name="T9">&lt;</text:span><text:span text:style-name="T10">h1</text:span><text:span text:style-name="T11"> </text:span><text:span text:style-name="T23">align</text:span><text:span text:style-name="T11">=</text:span><text:span text:style-name="T13">"center"</text:span><text:span text:style-name="T9">&gt;&lt;</text:span><text:span text:style-name="T10">ins</text:span><text:span text:style-name="T9">&gt;</text:span><text:span text:style-name="T11">Timetable</text:span><text:span text:style-name="T9">&lt;/</text:span><text:span text:style-name="T10">ins</text:span><text:span text:style-name="T9">&gt;&lt;/</text:span><text:span text:style-name="T10">h1</text:span><text:span text:style-name="T9">&gt;</text:span></text:p>
      <text:p text:style-name="P30"/>
      <text:p text:style-name="P13">        <text:span text:style-name="T9">&lt;</text:span><text:span text:style-name="T10">table</text:span><text:span text:style-name="T11"> </text:span><text:span text:style-name="T23">bgcolor</text:span><text:span text:style-name="T11">=</text:span><text:span text:style-name="T13">"black"</text:span><text:span text:style-name="T11"> </text:span><text:span text:style-name="T9">&gt;</text:span></text:p>
      <text:p text:style-name="P13">            <text:span text:style-name="T9">&lt;</text:span><text:span text:style-name="T10">tr</text:span><text:span text:style-name="T11"> </text:span><text:span text:style-name="T23">align</text:span><text:span text:style-name="T11">=</text:span><text:span text:style-name="T13">"center"</text:span><text:span text:style-name="T11"> </text:span><text:span text:style-name="T23">bgcolor</text:span><text:span text:style-name="T11">=</text:span><text:span text:style-name="T13">"grey"</text:span><text:span text:style-name="T9">&gt;</text:span></text:p>
      <text:p text:style-name="P13">            <text:span text:style-name="T9">&lt;</text:span><text:span text:style-name="T10">th</text:span><text:span text:style-name="T11"> </text:span><text:span text:style-name="T9">&gt;</text:span><text:span text:style-name="T11">Day </text:span><text:span text:style-name="T9">&lt;/</text:span><text:span text:style-name="T10">th</text:span><text:span text:style-name="T9">&gt;</text:span></text:p>
      <text:p text:style-name="P13">            <text:span text:style-name="T9">&lt;</text:span><text:span text:style-name="T10">th</text:span><text:span text:style-name="T9">&gt;</text:span><text:span text:style-name="T11">(7:10 to 8:50am)  </text:span><text:span text:style-name="T9">&lt;/</text:span><text:span text:style-name="T10">th</text:span><text:span text:style-name="T9">&gt;</text:span></text:p>
      <text:p text:style-name="P13">            <text:span text:style-name="T9">&lt;</text:span><text:span text:style-name="T10">th</text:span><text:span text:style-name="T9">&gt;</text:span><text:span text:style-name="T11">(8:50 to 9:20am)  </text:span><text:span text:style-name="T9">&lt;/</text:span><text:span text:style-name="T10">th</text:span><text:span text:style-name="T9">&gt;</text:span></text:p>
      <text:p text:style-name="P13">            <text:span text:style-name="T9">&lt;</text:span><text:span text:style-name="T10">th</text:span><text:span text:style-name="T9">&gt;</text:span><text:span text:style-name="T11">(9:20 to 11:00am)  </text:span><text:span text:style-name="T9">&lt;/</text:span><text:span text:style-name="T10">th</text:span><text:span text:style-name="T9">&gt;</text:span></text:p>
      <text:p text:style-name="P13">            <text:span text:style-name="T9">&lt;</text:span><text:span text:style-name="T10">th</text:span><text:span text:style-name="T9">&gt;</text:span><text:span text:style-name="T11">(11:10am to 12:50pm)  </text:span><text:span text:style-name="T9">&lt;/</text:span><text:span text:style-name="T10">th</text:span><text:span text:style-name="T9">&gt;</text:span></text:p>
      <text:p text:style-name="P13">            <text:span text:style-name="T9">&lt;</text:span><text:span text:style-name="T10">th</text:span><text:span text:style-name="T9">&gt;</text:span><text:span text:style-name="T11">(1:00 to 1:50pm)  </text:span><text:span text:style-name="T9">&lt;/</text:span><text:span text:style-name="T10">th</text:span><text:span text:style-name="T9">&gt;</text:span></text:p>
      <text:p text:style-name="P13">            <text:span text:style-name="T9">&lt;</text:span><text:span text:style-name="T10">th</text:span><text:span text:style-name="T9">&gt;</text:span><text:span text:style-name="T11">(1:50 to 2:40pm)  </text:span><text:span text:style-name="T9">&lt;/</text:span><text:span text:style-name="T10">th</text:span><text:span text:style-name="T9">&gt;</text:span></text:p>
      <text:p text:style-name="P13">            <text:span text:style-name="T9">&lt;</text:span><text:span text:style-name="T10">th</text:span><text:span text:style-name="T9">&gt;</text:span><text:span text:style-name="T11">(2:50 to 3:40pm)  </text:span><text:span text:style-name="T9">&lt;/</text:span><text:span text:style-name="T10">th</text:span><text:span text:style-name="T9">&gt;</text:span></text:p>
      <text:p text:style-name="P13">            <text:span text:style-name="T9">&lt;</text:span><text:span text:style-name="T10">th</text:span><text:span text:style-name="T9">&gt;</text:span><text:span text:style-name="T11">(3:50 to 5:30pm)  </text:span><text:span text:style-name="T9">&lt;/</text:span><text:span text:style-name="T10">th</text:span><text:span text:style-name="T9">&gt;</text:span></text:p>
      <text:p text:style-name="P13">            <text:span text:style-name="T9">&lt;</text:span><text:span text:style-name="T10">th</text:span><text:span text:style-name="T9">&gt;</text:span><text:span text:style-name="T11">(STATUS)</text:span><text:span text:style-name="T9">&lt;/</text:span><text:span text:style-name="T10">th</text:span><text:span text:style-name="T9">&gt;</text:span></text:p>
      <text:p text:style-name="P13">        </text:p>
      <text:p text:style-name="P13">        </text:p>
      <text:p text:style-name="P13">        <text:span text:style-name="T9">&lt;/</text:span><text:span text:style-name="T10">tr</text:span><text:span text:style-name="T9">&gt;</text:span></text:p>
      <text:p text:style-name="P13">        <text:span text:style-name="T9">&lt;</text:span><text:span text:style-name="T10">tr</text:span><text:span text:style-name="T11"> </text:span><text:span text:style-name="T23">bgcolor</text:span><text:span text:style-name="T11">=</text:span><text:span text:style-name="T13">"green"</text:span><text:span text:style-name="T11"> </text:span><text:span text:style-name="T23">align</text:span><text:span text:style-name="T11">=</text:span><text:span text:style-name="T13">"center"</text:span><text:span text:style-name="T11"> </text:span><text:span text:style-name="T12">width</text:span><text:span text:style-name="T11">=</text:span><text:span text:style-name="T13">"200"</text:span><text:span text:style-name="T9">&gt;</text:span></text:p>
      <text:p text:style-name="P13">            <text:span text:style-name="T9">&lt;</text:span><text:span text:style-name="T10">td</text:span><text:span text:style-name="T9">&gt;</text:span><text:span text:style-name="T11">Monday</text:span><text:span text:style-name="T9">&lt;/</text:span><text:span text:style-name="T10">td</text:span><text:span text:style-name="T9">&gt;</text:span></text:p>
      <text:p text:style-name="P13">            <text:span text:style-name="T9">&lt;</text:span><text:span text:style-name="T10">td</text:span><text:span text:style-name="T9">&gt;&lt;/</text:span><text:span text:style-name="T10">td</text:span><text:span text:style-name="T9">&gt;</text:span></text:p>
      <text:p text:style-name="P13">            <text:span text:style-name="T9">&lt;</text:span><text:span text:style-name="T10">td</text:span><text:span text:style-name="T11"> </text:span><text:span text:style-name="T12">rowspan</text:span><text:span text:style-name="T11">=</text:span><text:span text:style-name="T13">"7"</text:span><text:span text:style-name="T9">&gt;</text:span><text:span text:style-name="T11">Break</text:span><text:span text:style-name="T9">&lt;/</text:span><text:span text:style-name="T10">td</text:span><text:span text:style-name="T9">&gt;</text:span></text:p>
      <text:p text:style-name="P13">            <text:span text:style-name="T9">&lt;</text:span><text:span text:style-name="T10">td</text:span><text:span text:style-name="T11"> </text:span><text:span text:style-name="T12">colspan</text:span><text:span text:style-name="T11">=</text:span><text:span text:style-name="T13">"6"</text:span><text:span text:style-name="T9">&gt;</text:span><text:span text:style-name="T11"> WEEK OFF</text:span><text:span text:style-name="T9">&lt;/</text:span><text:span text:style-name="T10">td</text:span><text:span text:style-name="T9">&gt;</text:span></text:p>
      <text:p text:style-name="P13">            </text:p>
      <text:p text:style-name="P13">            </text:p>
      <text:p text:style-name="P13">            </text:p>
      <text:p text:style-name="P13">            </text:p>
      <text:p text:style-name="P13">            </text:p>
      <text:p text:style-name="P13">            <text:span text:style-name="T9">&lt;</text:span><text:span text:style-name="T10">td</text:span><text:span text:style-name="T9">&gt;&lt;</text:span><text:span text:style-name="T10">b</text:span><text:span text:style-name="T9">&gt;</text:span><text:span text:style-name="T11">Week Off</text:span><text:span text:style-name="T9">&lt;/</text:span><text:span text:style-name="T10">b</text:span><text:span text:style-name="T9">&gt;&lt;/</text:span><text:span text:style-name="T10">td</text:span><text:span text:style-name="T9">&gt;</text:span></text:p>
      <text:p text:style-name="P13">        <text:span text:style-name="T9">&lt;/</text:span><text:span text:style-name="T10">tr</text:span><text:span text:style-name="T9">&gt;</text:span></text:p>
      <text:p text:style-name="P13">        <text:span text:style-name="T9">&lt;</text:span><text:span text:style-name="T10">tr</text:span><text:span text:style-name="T11"> </text:span><text:span text:style-name="T23">bgcolor</text:span><text:span text:style-name="T11">=</text:span><text:span text:style-name="T13">"lightgrey"</text:span><text:span text:style-name="T23">align</text:span><text:span text:style-name="T11">=</text:span><text:span text:style-name="T13">"center"</text:span><text:span text:style-name="T9">&gt;</text:span></text:p>
      <text:p text:style-name="P13">            <text:span text:style-name="T9">&lt;</text:span><text:span text:style-name="T10">td</text:span><text:span text:style-name="T9">&gt;</text:span><text:span text:style-name="T11">Tuesday</text:span><text:span text:style-name="T9">&lt;/</text:span><text:span text:style-name="T10">td</text:span><text:span text:style-name="T9">&gt;</text:span></text:p>
      <text:p text:style-name="P13">            <text:span text:style-name="T9">&lt;</text:span><text:span text:style-name="T10">td</text:span><text:span text:style-name="T9">&gt;</text:span><text:span text:style-name="T11">-</text:span><text:span text:style-name="T9">&lt;/</text:span><text:span text:style-name="T10">td</text:span><text:span text:style-name="T9">&gt;</text:span></text:p>
      <text:p text:style-name="P13">            </text:p>
      <text:p text:style-name="P13">            <text:span text:style-name="T9">&lt;</text:span><text:span text:style-name="T10">td</text:span><text:span text:style-name="T9">&gt;</text:span><text:span text:style-name="T11">Maths(T) C609</text:span><text:span text:style-name="T9">&lt;/</text:span><text:span text:style-name="T10">td</text:span><text:span text:style-name="T9">&gt;</text:span></text:p>
      <text:p text:style-name="P13">            <text:span text:style-name="T9">&lt;</text:span><text:span text:style-name="T10">td</text:span><text:span text:style-name="T9">&gt;</text:span><text:span text:style-name="T11">Operating systems(P) R107B</text:span><text:span text:style-name="T9">&lt;/</text:span><text:span text:style-name="T10">td</text:span><text:span text:style-name="T9">&gt;</text:span></text:p>
      <text:p text:style-name="P13">            <text:span text:style-name="T9">&lt;</text:span><text:span text:style-name="T10">td</text:span><text:span text:style-name="T9">&gt;</text:span><text:span text:style-name="T11">AIML(T) C624A</text:span><text:span text:style-name="T9">&lt;/</text:span><text:span text:style-name="T10">td</text:span><text:span text:style-name="T9">&gt;</text:span></text:p>
      <text:p text:style-name="P13">            <text:span text:style-name="T9">&lt;</text:span><text:span text:style-name="T10">td</text:span><text:span text:style-name="T9">&gt;</text:span><text:span text:style-name="T11">Lunch Break</text:span><text:span text:style-name="T9">&lt;/</text:span><text:span text:style-name="T10">td</text:span><text:span text:style-name="T9">&gt;</text:span></text:p>
      <text:p text:style-name="P13">            <text:span text:style-name="T9">&lt;</text:span><text:span text:style-name="T10">td</text:span><text:span text:style-name="T9">&gt;</text:span><text:span text:style-name="T11">Frontend Development(L) C608</text:span><text:span text:style-name="T9">&lt;/</text:span><text:span text:style-name="T10">td</text:span><text:span text:style-name="T9">&gt;</text:span></text:p>
      <text:p text:style-name="P13">            <text:span text:style-name="T9">&lt;</text:span><text:span text:style-name="T10">td</text:span><text:span text:style-name="T9">&gt;</text:span><text:span text:style-name="T11">Open source engineering(P) R204A</text:span><text:span text:style-name="T9">&lt;/</text:span><text:span text:style-name="T10">td</text:span><text:span text:style-name="T9">&gt;</text:span></text:p>
      <text:p text:style-name="P13"><text:soft-page-break/>            <text:span text:style-name="T9">&lt;</text:span><text:span text:style-name="T10">td</text:span><text:span text:style-name="T9">&gt;&lt;</text:span><text:span text:style-name="T10">b</text:span><text:span text:style-name="T9">&gt;</text:span><text:span text:style-name="T11">Full Day</text:span><text:span text:style-name="T9">&lt;/</text:span><text:span text:style-name="T10">b</text:span><text:span text:style-name="T9">&gt;&lt;/</text:span><text:span text:style-name="T10">td</text:span><text:span text:style-name="T9">&gt;</text:span></text:p>
      <text:p text:style-name="P13">        <text:span text:style-name="T9">&lt;/</text:span><text:span text:style-name="T10">tr</text:span><text:span text:style-name="T9">&gt;</text:span></text:p>
      <text:p text:style-name="P30"/>
      <text:p text:style-name="P13">        <text:span text:style-name="T9">&lt;</text:span><text:span text:style-name="T10">tr</text:span><text:span text:style-name="T11"> </text:span><text:span text:style-name="T23">bgcolor</text:span><text:span text:style-name="T11">=</text:span><text:span text:style-name="T13">"lightgrey"</text:span><text:span text:style-name="T11"> </text:span><text:span text:style-name="T23">align</text:span><text:span text:style-name="T11">=</text:span><text:span text:style-name="T13">"center"</text:span><text:span text:style-name="T9">&gt;</text:span></text:p>
      <text:p text:style-name="P13">            <text:span text:style-name="T9">&lt;</text:span><text:span text:style-name="T10">td</text:span><text:span text:style-name="T9">&gt;</text:span><text:span text:style-name="T11">Wednesday</text:span><text:span text:style-name="T9">&lt;/</text:span><text:span text:style-name="T10">td</text:span><text:span text:style-name="T9">&gt;</text:span></text:p>
      <text:p text:style-name="P13">            <text:span text:style-name="T9">&lt;</text:span><text:span text:style-name="T10">td</text:span><text:span text:style-name="T9">&gt;</text:span><text:span text:style-name="T11">-</text:span><text:span text:style-name="T9">&lt;/</text:span><text:span text:style-name="T10">td</text:span><text:span text:style-name="T9">&gt;</text:span></text:p>
      <text:p text:style-name="P13">            </text:p>
      <text:p text:style-name="P13">            <text:span text:style-name="T9">&lt;</text:span><text:span text:style-name="T10">td</text:span><text:span text:style-name="T9">&gt;</text:span><text:span text:style-name="T11">AIML(P) R306B</text:span><text:span text:style-name="T9">&lt;/</text:span><text:span text:style-name="T10">td</text:span><text:span text:style-name="T9">&gt;</text:span></text:p>
      <text:p text:style-name="P13">            <text:span text:style-name="T9">&lt;</text:span><text:span text:style-name="T10">td</text:span><text:span text:style-name="T9">&gt;</text:span><text:span text:style-name="T11">Frontend Development(S) C521A</text:span><text:span text:style-name="T9">&lt;/</text:span><text:span text:style-name="T10">td</text:span><text:span text:style-name="T9">&gt;</text:span></text:p>
      <text:p text:style-name="P13">            <text:span text:style-name="T9">&lt;</text:span><text:span text:style-name="T10">td</text:span><text:span text:style-name="T9">&gt;</text:span><text:span text:style-name="T11">OOP(L) C423</text:span><text:span text:style-name="T9">&lt;/</text:span><text:span text:style-name="T10">td</text:span><text:span text:style-name="T9">&gt;</text:span></text:p>
      <text:p text:style-name="P13">            <text:span text:style-name="T9">&lt;</text:span><text:span text:style-name="T10">td</text:span><text:span text:style-name="T9">&gt;</text:span><text:span text:style-name="T11">Lunch Break </text:span><text:span text:style-name="T9">&lt;/</text:span><text:span text:style-name="T10">td</text:span><text:span text:style-name="T9">&gt;</text:span></text:p>
      <text:p text:style-name="P13">            <text:span text:style-name="T9">&lt;</text:span><text:span text:style-name="T10">td</text:span><text:span text:style-name="T9">&gt;</text:span><text:span text:style-name="T11">Frontend Development(P) C617</text:span><text:span text:style-name="T9">&lt;/</text:span><text:span text:style-name="T10">td</text:span><text:span text:style-name="T9">&gt;</text:span></text:p>
      <text:p text:style-name="P13">            <text:span text:style-name="T9">&lt;</text:span><text:span text:style-name="T10">td</text:span><text:span text:style-name="T9">&gt;</text:span><text:span text:style-name="T11">OOP(S) L302</text:span><text:span text:style-name="T9">&lt;/</text:span><text:span text:style-name="T10">td</text:span><text:span text:style-name="T9">&gt;</text:span></text:p>
      <text:p text:style-name="P13">            <text:span text:style-name="T9">&lt;</text:span><text:span text:style-name="T10">td</text:span><text:span text:style-name="T9">&gt;&lt;</text:span><text:span text:style-name="T10">b</text:span><text:span text:style-name="T9">&gt;</text:span><text:span text:style-name="T11">Full Day</text:span><text:span text:style-name="T9">&lt;/</text:span><text:span text:style-name="T10">b</text:span><text:span text:style-name="T9">&gt;&lt;/</text:span><text:span text:style-name="T10">td</text:span><text:span text:style-name="T9">&gt;</text:span></text:p>
      <text:p text:style-name="P13">        <text:span text:style-name="T9">&lt;/</text:span><text:span text:style-name="T10">tr</text:span><text:span text:style-name="T9">&gt;</text:span></text:p>
      <text:p text:style-name="P13">        <text:span text:style-name="T9">&lt;</text:span><text:span text:style-name="T10">tr</text:span><text:span text:style-name="T11"> </text:span><text:span text:style-name="T23">bgcolor</text:span><text:span text:style-name="T11">=</text:span><text:span text:style-name="T13">"red"</text:span><text:span text:style-name="T11"> </text:span><text:span text:style-name="T23">align</text:span><text:span text:style-name="T11">=</text:span><text:span text:style-name="T13">"center"</text:span><text:span text:style-name="T9">&gt;</text:span></text:p>
      <text:p text:style-name="P13">            <text:span text:style-name="T9">&lt;</text:span><text:span text:style-name="T10">td</text:span><text:span text:style-name="T9">&gt;</text:span><text:span text:style-name="T11">Thursday</text:span><text:span text:style-name="T9">&lt;/</text:span><text:span text:style-name="T10">td</text:span><text:span text:style-name="T9">&gt;</text:span></text:p>
      <text:p text:style-name="P13">            <text:span text:style-name="T9">&lt;</text:span><text:span text:style-name="T10">td</text:span><text:span text:style-name="T9">&gt;</text:span><text:span text:style-name="T11">AIML(L) C007</text:span><text:span text:style-name="T9">&lt;/</text:span><text:span text:style-name="T10">td</text:span><text:span text:style-name="T9">&gt;</text:span></text:p>
      <text:p text:style-name="P13">            </text:p>
      <text:p text:style-name="P13">            <text:span text:style-name="T9">&lt;</text:span><text:span text:style-name="T10">td</text:span><text:span text:style-name="T9">&gt;</text:span><text:span text:style-name="T11">Frontend Development(S) M129</text:span><text:span text:style-name="T9">&lt;/</text:span><text:span text:style-name="T10">td</text:span><text:span text:style-name="T9">&gt;</text:span></text:p>
      <text:p text:style-name="P13">            <text:span text:style-name="T9">&lt;</text:span><text:span text:style-name="T10">td</text:span><text:span text:style-name="T9">&gt;</text:span><text:span text:style-name="T11">Maths(T) C506</text:span><text:span text:style-name="T9">&lt;/</text:span><text:span text:style-name="T10">td</text:span><text:span text:style-name="T9">&gt;</text:span></text:p>
      <text:p text:style-name="P13">            <text:span text:style-name="T9">&lt;</text:span><text:span text:style-name="T10">td</text:span><text:span text:style-name="T9">&gt;</text:span><text:span text:style-name="T11">DBMS(L) C609</text:span><text:span text:style-name="T9">&lt;/</text:span><text:span text:style-name="T10">td</text:span><text:span text:style-name="T9">&gt;</text:span></text:p>
      <text:p text:style-name="P13">            <text:span text:style-name="T9">&lt;</text:span><text:span text:style-name="T10">td</text:span><text:span text:style-name="T9">&gt;</text:span><text:span text:style-name="T11">Lunch Break</text:span><text:span text:style-name="T9">&lt;/</text:span><text:span text:style-name="T10">td</text:span><text:span text:style-name="T9">&gt;</text:span></text:p>
      <text:p text:style-name="P13">            <text:span text:style-name="T9">&lt;</text:span><text:span text:style-name="T10">td</text:span><text:span text:style-name="T9">&gt;</text:span><text:span text:style-name="T11">Open source engineering(L) C624A</text:span><text:span text:style-name="T9">&lt;/</text:span><text:span text:style-name="T10">td</text:span><text:span text:style-name="T9">&gt;</text:span></text:p>
      <text:p text:style-name="P13">            <text:span text:style-name="T9">&lt;</text:span><text:span text:style-name="T10">td</text:span><text:span text:style-name="T9">&gt;</text:span><text:span text:style-name="T11">DBMS(L) C608</text:span><text:span text:style-name="T9">&lt;/</text:span><text:span text:style-name="T10">td</text:span><text:span text:style-name="T9">&gt;</text:span></text:p>
      <text:p text:style-name="P13">            <text:span text:style-name="T9">&lt;</text:span><text:span text:style-name="T10">td</text:span><text:span text:style-name="T9">&gt;&lt;</text:span><text:span text:style-name="T10">b</text:span><text:span text:style-name="T9">&gt;</text:span><text:span text:style-name="T11">Full Day</text:span><text:span text:style-name="T9">&lt;/</text:span><text:span text:style-name="T10">b</text:span><text:span text:style-name="T9">&gt;&lt;/</text:span><text:span text:style-name="T10">td</text:span><text:span text:style-name="T9">&gt;</text:span></text:p>
      <text:p text:style-name="P13">           </text:p>
      <text:p text:style-name="P13">        <text:span text:style-name="T9">&lt;/</text:span><text:span text:style-name="T10">tr</text:span><text:span text:style-name="T9">&gt;</text:span></text:p>
      <text:p text:style-name="P13">        <text:span text:style-name="T9">&lt;</text:span><text:span text:style-name="T10">tr</text:span><text:span text:style-name="T11"> </text:span><text:span text:style-name="T23">bgcolor</text:span><text:span text:style-name="T11">=</text:span><text:span text:style-name="T13">"red"</text:span><text:span text:style-name="T11"> </text:span><text:span text:style-name="T23">align</text:span><text:span text:style-name="T11">=</text:span><text:span text:style-name="T13">"center"</text:span><text:span text:style-name="T9">&gt;</text:span></text:p>
      <text:p text:style-name="P13">            <text:span text:style-name="T9">&lt;</text:span><text:span text:style-name="T10">td</text:span><text:span text:style-name="T9">&gt;</text:span><text:span text:style-name="T11">Friday</text:span><text:span text:style-name="T9">&lt;/</text:span><text:span text:style-name="T10">td</text:span><text:span text:style-name="T9">&gt;</text:span></text:p>
      <text:p text:style-name="P13">            <text:span text:style-name="T9">&lt;</text:span><text:span text:style-name="T10">td</text:span><text:span text:style-name="T9">&gt;</text:span><text:span text:style-name="T11">Open source engineering(L) C624A</text:span><text:span text:style-name="T9">&lt;/</text:span><text:span text:style-name="T10">td</text:span><text:span text:style-name="T9">&gt;</text:span></text:p>
      <text:p text:style-name="P13">            </text:p>
      <text:p text:style-name="P13">            <text:span text:style-name="T9">&lt;</text:span><text:span text:style-name="T10">td</text:span><text:span text:style-name="T9">&gt;</text:span><text:span text:style-name="T11">AIML(L) C307</text:span><text:span text:style-name="T9">&lt;/</text:span><text:span text:style-name="T10">td</text:span><text:span text:style-name="T9">&gt;</text:span></text:p>
      <text:p text:style-name="P13">            <text:span text:style-name="T9">&lt;</text:span><text:span text:style-name="T10">td</text:span><text:span text:style-name="T9">&gt;</text:span><text:span text:style-name="T11">OOP(L) C510</text:span><text:span text:style-name="T9">&lt;/</text:span><text:span text:style-name="T10">td</text:span><text:span text:style-name="T9">&gt;</text:span></text:p>
      <text:p text:style-name="P13">            <text:span text:style-name="T9">&lt;</text:span><text:span text:style-name="T10">td</text:span><text:span text:style-name="T9">&gt;</text:span><text:span text:style-name="T11">-</text:span><text:span text:style-name="T9">&lt;/</text:span><text:span text:style-name="T10">td</text:span><text:span text:style-name="T9">&gt;</text:span></text:p>
      <text:p text:style-name="P13">            <text:span text:style-name="T9">&lt;</text:span><text:span text:style-name="T10">td</text:span><text:span text:style-name="T9">&gt;</text:span><text:span text:style-name="T11">Lunch Break</text:span><text:span text:style-name="T9">&lt;/</text:span><text:span text:style-name="T10">td</text:span><text:span text:style-name="T9">&gt;</text:span></text:p>
      <text:p text:style-name="P13">            <text:span text:style-name="T9">&lt;</text:span><text:span text:style-name="T10">td</text:span><text:span text:style-name="T9">&gt;</text:span><text:span text:style-name="T11">Frontend Development(L) L306</text:span><text:span text:style-name="T9">&lt;/</text:span><text:span text:style-name="T10">td</text:span><text:span text:style-name="T9">&gt;</text:span></text:p>
      <text:p text:style-name="P13">            <text:span text:style-name="T9">&lt;</text:span><text:span text:style-name="T10">td</text:span><text:span text:style-name="T9">&gt;</text:span><text:span text:style-name="T11">OOP(P) C317A</text:span><text:span text:style-name="T9">&lt;/</text:span><text:span text:style-name="T10">td</text:span><text:span text:style-name="T9">&gt;</text:span></text:p>
      <text:p text:style-name="P13">            <text:span text:style-name="T9">&lt;</text:span><text:span text:style-name="T10">td</text:span><text:span text:style-name="T9">&gt;&lt;</text:span><text:span text:style-name="T10">b</text:span><text:span text:style-name="T9">&gt;</text:span><text:span text:style-name="T11">Full Day</text:span><text:span text:style-name="T9">&lt;/</text:span><text:span text:style-name="T10">b</text:span><text:span text:style-name="T9">&gt;&lt;/</text:span><text:span text:style-name="T10">td</text:span><text:span text:style-name="T9">&gt;</text:span></text:p>
      <text:p text:style-name="P13">        <text:span text:style-name="T9">&lt;/</text:span><text:span text:style-name="T10">tr</text:span><text:span text:style-name="T9">&gt;</text:span></text:p>
      <text:p text:style-name="P13">        <text:span text:style-name="T9">&lt;</text:span><text:span text:style-name="T10">tr</text:span><text:span text:style-name="T11"> </text:span><text:span text:style-name="T23">bgcolor</text:span><text:span text:style-name="T11">=</text:span><text:span text:style-name="T13">"lightgrey"</text:span><text:span text:style-name="T11"> </text:span><text:span text:style-name="T23">align</text:span><text:span text:style-name="T11">=</text:span><text:span text:style-name="T13">"center"</text:span><text:span text:style-name="T9">&gt;</text:span></text:p>
      <text:p text:style-name="P13">           <text:span text:style-name="T9">&lt;</text:span><text:span text:style-name="T10">td</text:span><text:span text:style-name="T9">&gt;</text:span><text:span text:style-name="T11">Saturday</text:span><text:span text:style-name="T9">&lt;/</text:span><text:span text:style-name="T10">td</text:span><text:span text:style-name="T9">&gt;</text:span></text:p>
      <text:p text:style-name="P13">            <text:span text:style-name="T9">&lt;</text:span><text:span text:style-name="T10">td</text:span><text:span text:style-name="T9">&gt;</text:span><text:span text:style-name="T11">-</text:span><text:span text:style-name="T9">&lt;/</text:span><text:span text:style-name="T10">td</text:span><text:span text:style-name="T9">&gt;</text:span></text:p>
      <text:p text:style-name="P13">            </text:p>
      <text:p text:style-name="P13">            <text:span text:style-name="T9">&lt;</text:span><text:span text:style-name="T10">td</text:span><text:span text:style-name="T9">&gt;</text:span><text:span text:style-name="T11">Operating Systems(L) C210</text:span><text:span text:style-name="T9">&lt;/</text:span><text:span text:style-name="T10">td</text:span><text:span text:style-name="T9">&gt;</text:span></text:p>
      <text:p text:style-name="P13">            <text:span text:style-name="T9">&lt;</text:span><text:span text:style-name="T10">td</text:span><text:span text:style-name="T9">&gt;</text:span><text:span text:style-name="T11">DBMS(P) C419A</text:span><text:span text:style-name="T9">&lt;/</text:span><text:span text:style-name="T10">td</text:span><text:span text:style-name="T9">&gt;</text:span></text:p>
      <text:p text:style-name="P13">            <text:span text:style-name="T9">&lt;</text:span><text:span text:style-name="T10">td</text:span><text:span text:style-name="T9">&gt;</text:span><text:span text:style-name="T11">Operating systems(L) C410</text:span><text:span text:style-name="T9">&lt;/</text:span><text:span text:style-name="T10">td</text:span><text:span text:style-name="T9">&gt;</text:span></text:p>
      <text:p text:style-name="P13">            <text:span text:style-name="T9">&lt;</text:span><text:span text:style-name="T10">td</text:span><text:span text:style-name="T9">&gt;</text:span><text:span text:style-name="T11">-</text:span><text:span text:style-name="T9">&lt;/</text:span><text:span text:style-name="T10">td</text:span><text:span text:style-name="T9">&gt;</text:span></text:p>
      <text:p text:style-name="P13">            <text:span text:style-name="T9">&lt;</text:span><text:span text:style-name="T10">td</text:span><text:span text:style-name="T9">&gt;</text:span><text:span text:style-name="T11">-</text:span><text:span text:style-name="T9">&lt;/</text:span><text:span text:style-name="T10">td</text:span><text:span text:style-name="T9">&gt;</text:span></text:p>
      <text:p text:style-name="P13">            <text:span text:style-name="T9">&lt;</text:span><text:span text:style-name="T10">td</text:span><text:span text:style-name="T9">&gt;</text:span><text:span text:style-name="T11">-</text:span><text:span text:style-name="T9">&lt;/</text:span><text:span text:style-name="T10">td</text:span><text:span text:style-name="T9">&gt;</text:span></text:p>
      <text:p text:style-name="P13">            </text:p>
      <text:p text:style-name="P13"><text:soft-page-break/>            <text:span text:style-name="T9">&lt;</text:span><text:span text:style-name="T10">td</text:span><text:span text:style-name="T9">&gt;&lt;</text:span><text:span text:style-name="T10">b</text:span><text:span text:style-name="T9">&gt;</text:span><text:span text:style-name="T11">Half Day</text:span><text:span text:style-name="T9">&lt;/</text:span><text:span text:style-name="T10">b</text:span><text:span text:style-name="T9">&gt;&lt;/</text:span><text:span text:style-name="T10">td</text:span><text:span text:style-name="T9">&gt;</text:span></text:p>
      <text:p text:style-name="P30"/>
      <text:p text:style-name="P13">        <text:span text:style-name="T9">&lt;/</text:span><text:span text:style-name="T10">tr</text:span><text:span text:style-name="T9">&gt;</text:span></text:p>
      <text:p text:style-name="P13">        <text:span text:style-name="T9">&lt;</text:span><text:span text:style-name="T10">tr</text:span><text:span text:style-name="T11"> </text:span><text:span text:style-name="T23">bgcolor</text:span><text:span text:style-name="T11">=</text:span><text:span text:style-name="T13">"green"</text:span><text:span text:style-name="T11"> </text:span><text:span text:style-name="T23">align</text:span><text:span text:style-name="T11">=</text:span><text:span text:style-name="T13">"center"</text:span><text:span text:style-name="T9">&gt;</text:span></text:p>
      <text:p text:style-name="P13">            <text:span text:style-name="T9">&lt;</text:span><text:span text:style-name="T10">td</text:span><text:span text:style-name="T9">&gt;</text:span><text:span text:style-name="T11">Sunday</text:span><text:span text:style-name="T9">&lt;/</text:span><text:span text:style-name="T10">td</text:span><text:span text:style-name="T9">&gt;</text:span></text:p>
      <text:p text:style-name="P13">            <text:span text:style-name="T9">&lt;</text:span><text:span text:style-name="T10">td</text:span><text:span text:style-name="T9">&gt;&lt;/</text:span><text:span text:style-name="T10">td</text:span><text:span text:style-name="T9">&gt;</text:span></text:p>
      <text:p text:style-name="P13">            <text:span text:style-name="T9">&lt;</text:span><text:span text:style-name="T10">td</text:span><text:span text:style-name="T11"> </text:span><text:span text:style-name="T12">colspan</text:span><text:span text:style-name="T11">=</text:span><text:span text:style-name="T13">"6"</text:span><text:span text:style-name="T9">&gt;</text:span><text:span text:style-name="T11">WEEK OFF</text:span><text:span text:style-name="T9">&lt;/</text:span><text:span text:style-name="T10">td</text:span><text:span text:style-name="T9">&gt;</text:span></text:p>
      <text:p text:style-name="P13">            </text:p>
      <text:p text:style-name="P13">           </text:p>
      <text:p text:style-name="P13">            <text:span text:style-name="T9">&lt;</text:span><text:span text:style-name="T10">td</text:span><text:span text:style-name="T9">&gt;&lt;</text:span><text:span text:style-name="T10">b</text:span><text:span text:style-name="T9">&gt;</text:span><text:span text:style-name="T11">General Holiday</text:span><text:span text:style-name="T9">&lt;/</text:span><text:span text:style-name="T10">b</text:span><text:span text:style-name="T9">&gt;&lt;/</text:span><text:span text:style-name="T10">td</text:span><text:span text:style-name="T9">&gt;</text:span></text:p>
      <text:p text:style-name="P13">            </text:p>
      <text:p text:style-name="P13">        <text:span text:style-name="T9">&lt;/</text:span><text:span text:style-name="T10">tr</text:span><text:span text:style-name="T9">&gt;</text:span></text:p>
      <text:p text:style-name="P13">        <text:span text:style-name="T9">&lt;/</text:span><text:span text:style-name="T10">table</text:span><text:span text:style-name="T9">&gt;</text:span></text:p>
      <text:p text:style-name="P13">    <text:span text:style-name="T9">&lt;/</text:span><text:span text:style-name="T10">body</text:span><text:span text:style-name="T9">&gt;</text:span></text:p>
      <text:p text:style-name="P36"><text:span text:style-name="T14">&lt;/</text:span><text:span text:style-name="T15">html</text:span><text:span text:style-name="T14">&gt;</text:span></text:p>
      <text:p text:style-name="P37"/>
      <text:p text:style-name="P37"/>
      <text:p text:style-name="P38">table tag : All this which you wanted to be in table must be in this section</text:p>
      <text:p text:style-name="P38">th tag : Table Headers (Acts as Coloumn creater)</text:p>
      <text:p text:style-name="P38"/>
      <text:p text:style-name="P38">tr tag : Creates Rows in Tables</text:p>
      <text:p text:style-name="P38">td tag : Adds Data in rows </text:p>
      <text:p text:style-name="P38"/>
      <text:p text:style-name="P38">colspan and rowspan : You know Just recall as it is hard to write their working in paper </text:p>
      <text:p text:style-name="P38"/>
      <text:p text:style-name="P38"><text:span text:style-name="T8">Note</text:span>: Any colors or styles must be applied at <text:span text:style-name="T24">&lt;tr color=”grey” align=”center”&gt; &lt;/tr&gt; <text:s text:c="2"/></text:span><text:s/>just like this.</text:p>
      <text:p text:style-name="P39"/>
      <text:p text:style-name="Text_20_body"/>
      <text:h text:style-name="P40" text:outline-level="1">FAVICON<text:span text:style-name="T25"> :</text:span></text:h>
      <text:p text:style-name="P41"><text:span text:style-name="T14">&lt;</text:span><text:span text:style-name="T15">head</text:span><text:span text:style-name="T14">&gt;</text:span></text:p>
      <text:p text:style-name="P13">         <text:span text:style-name="T9">&lt;</text:span><text:span text:style-name="T10">link</text:span><text:span text:style-name="T11"> </text:span><text:span text:style-name="T12">rel</text:span><text:span text:style-name="T11">=</text:span><text:span text:style-name="T13">"icon"</text:span><text:span text:style-name="T11"> </text:span><text:span text:style-name="T12">href</text:span><text:span text:style-name="T11">=</text:span><text:span text:style-name="T13">"Day_1/images/Doreamon.png"</text:span><text:span text:style-name="T11"> </text:span><text:span text:style-name="T12">type</text:span><text:span text:style-name="T11">=</text:span><text:span text:style-name="T13">"image/png"</text:span><text:span text:style-name="T9">&gt;</text:span></text:p>
      <text:p text:style-name="P13">        <text:span text:style-name="T9">&lt;</text:span><text:span text:style-name="T10">title</text:span><text:span text:style-name="T9">&gt;</text:span><text:span text:style-name="T11">Doreamon</text:span><text:span text:style-name="T9">&lt;/</text:span><text:span text:style-name="T10">title</text:span><text:span text:style-name="T9">&gt;</text:span></text:p>
      <text:p text:style-name="P30"/>
      <text:p text:style-name="P13">    <text:span text:style-name="T9">&lt;/</text:span><text:span text:style-name="T10">head</text:span><text:span text:style-name="T9">&gt;</text:span></text:p>
      <text:p text:style-name="P42"/>
      <text:p text:style-name="P43">Just type link and press enter in head part only then you will get the format </text:p>
      <text:p text:style-name="P44"/>
      <text:p text:style-name="P44">This creates image beside the title of the Website </text:p>
      <text:p text:style-name="P44"/>
      <text:h text:style-name="P45" text:outline-level="1"><text:soft-page-break/><text:span text:style-name="T8">span &amp;&amp; div</text:span> :</text:h>
      <text:p text:style-name="Text_20_body"><draw:frame draw:style-name="fr1" draw:name="Image1" text:anchor-type="char" svg:width="17cm" svg:height="2.006cm" draw:z-index="0"><draw:image xlink:href="Pictures/10000001000004FF00000097D0A646FB.png" xlink:type="simple" xlink:show="embed" xlink:actuate="onLoad" draw:mime-type="image/png"/></draw:frame></text:p>
      <text:p text:style-name="P46">Span tag : This helps you decorate the text in line wise ....</text:p>
      <text:p text:style-name="P46">div tag <text:s text:c="3"/>: This help you to decorate the text in block wise </text:p>
      <text:p text:style-name="Text_20_body"/>
      <text:p text:style-name="Text_20_body"/>
      <text:h text:style-name="P47" text:outline-level="1"><text:span text:style-name="T8">Forms</text:span><text:span text:style-name="T25"> using HTML</text:span>:</text:h>
      <text:p text:style-name="P48"><text:span text:style-name="T14">&lt;!</text:span><text:span text:style-name="T15">DOCTYPE</text:span> <text:span text:style-name="T16">HTML</text:span><text:span text:style-name="T14">&gt;</text:span></text:p>
      <text:p text:style-name="P36"><text:span text:style-name="T14">&lt;</text:span><text:span text:style-name="T15">html</text:span><text:span text:style-name="T14">&gt;</text:span></text:p>
      <text:p text:style-name="P13">    <text:span text:style-name="T9">&lt;</text:span><text:span text:style-name="T10">head</text:span><text:span text:style-name="T9">&gt;</text:span></text:p>
      <text:p text:style-name="P13">        <text:span text:style-name="T9">&lt;</text:span><text:span text:style-name="T10">link</text:span><text:span text:style-name="T11"> </text:span><text:span text:style-name="T12">rel</text:span><text:span text:style-name="T11">=</text:span><text:span text:style-name="T13">"icon"</text:span><text:span text:style-name="T11"> </text:span><text:span text:style-name="T12">href</text:span><text:span text:style-name="T11">=</text:span><text:span text:style-name="T13">"images/Doreamon.png"</text:span><text:span text:style-name="T9">&gt;</text:span></text:p>
      <text:p text:style-name="P13">        <text:span text:style-name="T9">&lt;</text:span><text:span text:style-name="T10">title</text:span><text:span text:style-name="T9">&gt;</text:span><text:span text:style-name="T11">Doreamon_forms</text:span><text:span text:style-name="T9">&lt;/</text:span><text:span text:style-name="T10">title</text:span><text:span text:style-name="T9">&gt;</text:span></text:p>
      <text:p text:style-name="P13">        </text:p>
      <text:p text:style-name="P13">    <text:span text:style-name="T9">&lt;/</text:span><text:span text:style-name="T10">head</text:span><text:span text:style-name="T9">&gt;</text:span></text:p>
      <text:p text:style-name="P13">    </text:p>
      <text:p text:style-name="P13">    <text:span text:style-name="T9">&lt;</text:span><text:span text:style-name="T10">body</text:span><text:span text:style-name="T9">&gt;</text:span></text:p>
      <text:p text:style-name="P13">        </text:p>
      <text:p text:style-name="P13">        </text:p>
      <text:p text:style-name="P13">        <text:span text:style-name="T9">&lt;</text:span><text:span text:style-name="T10">form</text:span><text:span text:style-name="T11">  </text:span><text:span text:style-name="T9">&gt;</text:span></text:p>
      <text:p text:style-name="P13">            <text:span text:style-name="T9">&lt;</text:span><text:span text:style-name="T10">div</text:span><text:span text:style-name="T9">&gt;</text:span></text:p>
      <text:p text:style-name="P13">            <text:span text:style-name="T9">&lt;</text:span><text:span text:style-name="T10">label</text:span><text:span text:style-name="T11"> </text:span><text:span text:style-name="T12">for</text:span><text:span text:style-name="T11">=</text:span><text:span text:style-name="T13">"name"</text:span><text:span text:style-name="T9">&gt;</text:span><text:span text:style-name="T11">Username:</text:span><text:span text:style-name="T9">&lt;/</text:span><text:span text:style-name="T10">label</text:span><text:span text:style-name="T9">&gt;</text:span></text:p>
      <text:p text:style-name="P13">            <text:span text:style-name="T9">&lt;</text:span><text:span text:style-name="T10">input</text:span><text:span text:style-name="T11"> </text:span><text:span text:style-name="T12">type</text:span><text:span text:style-name="T11">=</text:span><text:span text:style-name="T13">"text"</text:span><text:span text:style-name="T11"> </text:span><text:span text:style-name="T12">id</text:span><text:span text:style-name="T11">=</text:span><text:span text:style-name="T13">"name"</text:span><text:span text:style-name="T11"> </text:span><text:span text:style-name="T12">placeholder</text:span><text:span text:style-name="T11">=</text:span><text:span text:style-name="T13">"Enter your name here "</text:span><text:span text:style-name="T9">&gt;</text:span></text:p>
      <text:p text:style-name="P13">            <text:span text:style-name="T9">&lt;/</text:span><text:span text:style-name="T10">div</text:span><text:span text:style-name="T9">&gt;</text:span></text:p>
      <text:p text:style-name="P13">            <text:span text:style-name="T9">&lt;</text:span><text:span text:style-name="T10">br</text:span><text:span text:style-name="T9">&gt;</text:span></text:p>
      <text:p text:style-name="P13">            <text:span text:style-name="T9">&lt;</text:span><text:span text:style-name="T10">div</text:span><text:span text:style-name="T9">&gt;</text:span></text:p>
      <text:p text:style-name="P13">                <text:span text:style-name="T9">&lt;</text:span><text:span text:style-name="T10">label</text:span><text:span text:style-name="T11"> </text:span><text:span text:style-name="T12">for</text:span><text:span text:style-name="T11">=</text:span><text:span text:style-name="T13">"pass"</text:span><text:span text:style-name="T11"> </text:span><text:span text:style-name="T9">&gt;</text:span><text:span text:style-name="T11">Password:</text:span><text:span text:style-name="T9">&lt;/</text:span><text:span text:style-name="T10">label</text:span><text:span text:style-name="T9">&gt;</text:span></text:p>
      <text:p text:style-name="P13">                <text:span text:style-name="T9">&lt;</text:span><text:span text:style-name="T10">input</text:span><text:span text:style-name="T11"> </text:span><text:span text:style-name="T12">type</text:span><text:span text:style-name="T11">=</text:span><text:span text:style-name="T13">"password"</text:span><text:span text:style-name="T11"> </text:span><text:span text:style-name="T12">maxlength</text:span><text:span text:style-name="T11">=</text:span><text:span text:style-name="T13">"10"</text:span><text:span text:style-name="T11"> </text:span><text:span text:style-name="T12">placeholder</text:span><text:span text:style-name="T11">=</text:span><text:span text:style-name="T13">"Enter your password here "</text:span><text:span text:style-name="T11"> </text:span><text:span text:style-name="T12">id</text:span><text:span text:style-name="T11">=</text:span><text:span text:style-name="T13">"pass"</text:span><text:span text:style-name="T9">&gt;</text:span></text:p>
      <text:p text:style-name="P13">            <text:span text:style-name="T9">&lt;/</text:span><text:span text:style-name="T10">div</text:span><text:span text:style-name="T9">&gt;</text:span></text:p>
      <text:p text:style-name="P13">            <text:span text:style-name="T9">&lt;</text:span><text:span text:style-name="T10">br</text:span><text:span text:style-name="T9">&gt;</text:span></text:p>
      <text:p text:style-name="P13">            <text:span text:style-name="T9">&lt;</text:span><text:span text:style-name="T10">div</text:span><text:span text:style-name="T9">&gt;</text:span></text:p>
      <text:p text:style-name="P13">                <text:span text:style-name="T9">&lt;</text:span><text:span text:style-name="T10">label</text:span><text:span text:style-name="T11"> </text:span><text:span text:style-name="T12">for</text:span><text:span text:style-name="T11">=</text:span><text:span text:style-name="T13">"mail"</text:span><text:span text:style-name="T9">&gt;</text:span><text:span text:style-name="T11">Email:</text:span><text:span text:style-name="T9">&lt;/</text:span><text:span text:style-name="T10">label</text:span><text:span text:style-name="T9">&gt;</text:span></text:p>
      <text:p text:style-name="P13">                <text:span text:style-name="T9">&lt;</text:span><text:span text:style-name="T10">input</text:span><text:span text:style-name="T11"> </text:span><text:span text:style-name="T12">type</text:span><text:span text:style-name="T11">=</text:span><text:span text:style-name="T13">"email"</text:span><text:span text:style-name="T11"> </text:span><text:span text:style-name="T12">placeholder</text:span><text:span text:style-name="T11">=</text:span><text:span text:style-name="T13">"Enter you Email @gmail.com"</text:span><text:span text:style-name="T11"> </text:span><text:span text:style-name="T12">id</text:span><text:span text:style-name="T11">=</text:span><text:span text:style-name="T13">"mail"</text:span><text:span text:style-name="T9">&gt;</text:span></text:p>
      <text:p text:style-name="P30"/>
      <text:p text:style-name="P13">            <text:span text:style-name="T9">&lt;/</text:span><text:span text:style-name="T10">div</text:span><text:span text:style-name="T9">&gt;</text:span></text:p>
      <text:p text:style-name="P13">            <text:span text:style-name="T9">&lt;</text:span><text:span text:style-name="T10">br</text:span><text:span text:style-name="T9">&gt;</text:span></text:p>
      <text:p text:style-name="P13">            <text:span text:style-name="T9">&lt;</text:span><text:span text:style-name="T10">div</text:span><text:span text:style-name="T9">&gt;</text:span></text:p>
      <text:p text:style-name="P13">                <text:span text:style-name="T9">&lt;</text:span><text:span text:style-name="T10">label</text:span><text:span text:style-name="T11"> </text:span><text:span text:style-name="T12">for</text:span><text:span text:style-name="T11">=</text:span><text:span text:style-name="T13">"phone"</text:span><text:span text:style-name="T9">&gt;</text:span><text:span text:style-name="T11">phone number:</text:span><text:span text:style-name="T9">&lt;/</text:span><text:span text:style-name="T10">label</text:span><text:span text:style-name="T9">&gt;</text:span></text:p>
      <text:p text:style-name="P13">                <text:span text:style-name="T9">&lt;</text:span><text:span text:style-name="T10">input</text:span><text:span text:style-name="T11"> </text:span><text:span text:style-name="T12">type</text:span><text:span text:style-name="T11">=</text:span><text:span text:style-name="T13">"number"</text:span><text:span text:style-name="T11"> </text:span><text:span text:style-name="T12">id</text:span><text:span text:style-name="T11">=</text:span><text:span text:style-name="T13">"phone"</text:span><text:span text:style-name="T11">  </text:span><text:span text:style-name="T12">placeholder</text:span><text:span text:style-name="T11">=</text:span><text:span text:style-name="T13">"+91 1234567890"</text:span><text:span text:style-name="T9">&gt;</text:span></text:p>
      <text:p text:style-name="P13">            <text:span text:style-name="T9">&lt;/</text:span><text:span text:style-name="T10">div</text:span><text:span text:style-name="T9">&gt;</text:span></text:p>
      <text:p text:style-name="P13">            <text:span text:style-name="T9">&lt;</text:span><text:span text:style-name="T10">br</text:span><text:span text:style-name="T9">&gt;</text:span></text:p>
      <text:p text:style-name="P13"><text:soft-page-break/>            <text:span text:style-name="T9">&lt;</text:span><text:span text:style-name="T10">div</text:span><text:span text:style-name="T9">&gt;</text:span></text:p>
      <text:p text:style-name="P13">                <text:span text:style-name="T9">&lt;</text:span><text:span text:style-name="T10">label</text:span><text:span text:style-name="T11"> </text:span><text:span text:style-name="T12">for</text:span><text:span text:style-name="T11">=</text:span><text:span text:style-name="T13">"date"</text:span><text:span text:style-name="T9">&gt;</text:span><text:span text:style-name="T11">Date of Birth:</text:span><text:span text:style-name="T9">&lt;/</text:span><text:span text:style-name="T10">label</text:span><text:span text:style-name="T9">&gt;</text:span></text:p>
      <text:p text:style-name="P13">                <text:span text:style-name="T9">&lt;</text:span><text:span text:style-name="T10">input</text:span><text:span text:style-name="T11"> </text:span><text:span text:style-name="T12">type</text:span><text:span text:style-name="T11">=</text:span><text:span text:style-name="T13">"date"</text:span><text:span text:style-name="T12">type</text:span><text:span text:style-name="T11">=</text:span><text:span text:style-name="T13">"number"</text:span><text:span text:style-name="T11"> </text:span><text:span text:style-name="T12">id</text:span><text:span text:style-name="T11">=</text:span><text:span text:style-name="T13">"date"</text:span><text:span text:style-name="T9">&gt;</text:span></text:p>
      <text:p text:style-name="P13">            <text:span text:style-name="T9">&lt;/</text:span><text:span text:style-name="T10">div</text:span><text:span text:style-name="T9">&gt;</text:span></text:p>
      <text:p text:style-name="P13">            <text:span text:style-name="T9">&lt;</text:span><text:span text:style-name="T10">br</text:span><text:span text:style-name="T9">&gt;</text:span></text:p>
      <text:p text:style-name="P13">            <text:span text:style-name="T9">&lt;</text:span><text:span text:style-name="T10">div</text:span><text:span text:style-name="T9">&gt;</text:span></text:p>
      <text:p text:style-name="P13">                <text:span text:style-name="T9">&lt;</text:span><text:span text:style-name="T10">label</text:span><text:span text:style-name="T11"> </text:span><text:span text:style-name="T12">for</text:span><text:span text:style-name="T11">=</text:span><text:span text:style-name="T13">"gender"</text:span><text:span text:style-name="T9">&gt;</text:span><text:span text:style-name="T11">Gender:</text:span><text:span text:style-name="T9">&lt;/</text:span><text:span text:style-name="T10">label</text:span><text:span text:style-name="T9">&gt;</text:span></text:p>
      <text:p text:style-name="P13">                <text:span text:style-name="T9">&lt;</text:span><text:span text:style-name="T10">label</text:span><text:span text:style-name="T11"> </text:span><text:span text:style-name="T12">for</text:span><text:span text:style-name="T11">=</text:span><text:span text:style-name="T13">"male"</text:span><text:span text:style-name="T9">&gt;</text:span><text:span text:style-name="T11">Male</text:span><text:span text:style-name="T9">&lt;/</text:span><text:span text:style-name="T10">label</text:span><text:span text:style-name="T9">&gt;</text:span></text:p>
      <text:p text:style-name="P13">                <text:span text:style-name="T9">&lt;</text:span><text:span text:style-name="T10">input</text:span><text:span text:style-name="T11"> </text:span><text:span text:style-name="T12">type</text:span><text:span text:style-name="T11">=</text:span><text:span text:style-name="T13">"radio"</text:span><text:span text:style-name="T11"> </text:span><text:span text:style-name="T12">id</text:span><text:span text:style-name="T11">=</text:span><text:span text:style-name="T13">"male"</text:span><text:span text:style-name="T11"> </text:span><text:span text:style-name="T12">value</text:span><text:span text:style-name="T11">=</text:span><text:span text:style-name="T13">"gender"</text:span><text:span text:style-name="T11"> </text:span><text:span text:style-name="T12">name</text:span><text:span text:style-name="T11">=</text:span><text:span text:style-name="T13">"Gender"</text:span><text:span text:style-name="T9">&gt;</text:span></text:p>
      <text:p text:style-name="P13">                <text:span text:style-name="T9">&lt;</text:span><text:span text:style-name="T10">label</text:span><text:span text:style-name="T11"> </text:span><text:span text:style-name="T12">for</text:span><text:span text:style-name="T11">=</text:span><text:span text:style-name="T13">"female"</text:span><text:span text:style-name="T9">&gt;</text:span><text:span text:style-name="T11">Female</text:span><text:span text:style-name="T9">&lt;/</text:span><text:span text:style-name="T10">label</text:span><text:span text:style-name="T9">&gt;</text:span></text:p>
      <text:p text:style-name="P13">                <text:span text:style-name="T9">&lt;</text:span><text:span text:style-name="T10">input</text:span><text:span text:style-name="T11"> </text:span><text:span text:style-name="T12">type</text:span><text:span text:style-name="T11">=</text:span><text:span text:style-name="T13">"radio"</text:span><text:span text:style-name="T11"> </text:span><text:span text:style-name="T12">id</text:span><text:span text:style-name="T11">=</text:span><text:span text:style-name="T13">"female"</text:span><text:span text:style-name="T11"> </text:span><text:span text:style-name="T12">value</text:span><text:span text:style-name="T11">=</text:span><text:span text:style-name="T13">"gender"</text:span><text:span text:style-name="T11"> </text:span><text:span text:style-name="T12">name</text:span><text:span text:style-name="T11">=</text:span><text:span text:style-name="T13">"Gender"</text:span><text:span text:style-name="T9">&gt;</text:span></text:p>
      <text:p text:style-name="P13">                <text:span text:style-name="T9">&lt;</text:span><text:span text:style-name="T10">label</text:span><text:span text:style-name="T11"> </text:span><text:span text:style-name="T12">for</text:span><text:span text:style-name="T11">=</text:span><text:span text:style-name="T13">"null"</text:span><text:span text:style-name="T9">&gt;</text:span><text:span text:style-name="T11">Prefer no to say</text:span><text:span text:style-name="T9">&lt;/</text:span><text:span text:style-name="T10">label</text:span><text:span text:style-name="T9">&gt;</text:span></text:p>
      <text:p text:style-name="P13">                <text:span text:style-name="T9">&lt;</text:span><text:span text:style-name="T10">input</text:span><text:span text:style-name="T11"> </text:span><text:span text:style-name="T12">type</text:span><text:span text:style-name="T11">=</text:span><text:span text:style-name="T13">"radio"</text:span><text:span text:style-name="T11"> </text:span><text:span text:style-name="T12">id</text:span><text:span text:style-name="T11">=</text:span><text:span text:style-name="T13">"null"</text:span><text:span text:style-name="T11"> </text:span><text:span text:style-name="T12">value</text:span><text:span text:style-name="T11">=</text:span><text:span text:style-name="T13">"gender"</text:span><text:span text:style-name="T11"> </text:span><text:span text:style-name="T12">name</text:span><text:span text:style-name="T11">=</text:span><text:span text:style-name="T13">"Gender"</text:span><text:span text:style-name="T9">&gt;</text:span></text:p>
      <text:p text:style-name="P13">            <text:span text:style-name="T9">&lt;/</text:span><text:span text:style-name="T10">div</text:span><text:span text:style-name="T9">&gt;</text:span></text:p>
      <text:p text:style-name="P13">            <text:span text:style-name="T9">&lt;</text:span><text:span text:style-name="T10">br</text:span><text:span text:style-name="T9">&gt;</text:span></text:p>
      <text:p text:style-name="P13">            <text:span text:style-name="T9">&lt;</text:span><text:span text:style-name="T10">div</text:span><text:span text:style-name="T9">&gt;</text:span></text:p>
      <text:p text:style-name="P13">                <text:span text:style-name="T9">&lt;</text:span><text:span text:style-name="T10">label</text:span><text:span text:style-name="T11"> </text:span><text:span text:style-name="T12">for</text:span><text:span text:style-name="T11">=</text:span><text:span text:style-name="T13">"payment"</text:span><text:span text:style-name="T9">&gt;</text:span><text:span text:style-name="T11">Payment:</text:span><text:span text:style-name="T9">&lt;/</text:span><text:span text:style-name="T10">label</text:span><text:span text:style-name="T9">&gt;</text:span></text:p>
      <text:p text:style-name="P13">                <text:span text:style-name="T9">&lt;</text:span><text:span text:style-name="T10">select</text:span><text:span text:style-name="T11"> </text:span><text:span text:style-name="T12">name</text:span><text:span text:style-name="T11">=</text:span><text:span text:style-name="T13">"payment"</text:span><text:span text:style-name="T11"> </text:span><text:span text:style-name="T12">id</text:span><text:span text:style-name="T11">=</text:span><text:span text:style-name="T13">"payment"</text:span><text:span text:style-name="T9">&gt;</text:span></text:p>
      <text:p text:style-name="P13">                <text:span text:style-name="T9">&lt;</text:span><text:span text:style-name="T10">option</text:span><text:span text:style-name="T11"> </text:span><text:span text:style-name="T12">value</text:span><text:span text:style-name="T11">=</text:span><text:span text:style-name="T13">"phonepe"</text:span><text:span text:style-name="T9">&gt;</text:span><text:span text:style-name="T11">Phonepe</text:span><text:span text:style-name="T9">&lt;/</text:span><text:span text:style-name="T10">option</text:span><text:span text:style-name="T9">&gt;</text:span></text:p>
      <text:p text:style-name="P13">                <text:span text:style-name="T9">&lt;</text:span><text:span text:style-name="T10">option</text:span><text:span text:style-name="T11"> </text:span><text:span text:style-name="T12">value</text:span><text:span text:style-name="T11">=</text:span><text:span text:style-name="T13">"paytm"</text:span><text:span text:style-name="T9">&gt;</text:span><text:span text:style-name="T11">Paytm</text:span><text:span text:style-name="T9">&lt;/</text:span><text:span text:style-name="T10">option</text:span><text:span text:style-name="T9">&gt;</text:span></text:p>
      <text:p text:style-name="P13">                <text:span text:style-name="T9">&lt;</text:span><text:span text:style-name="T10">option</text:span><text:span text:style-name="T11"> </text:span><text:span text:style-name="T12">value</text:span><text:span text:style-name="T11">=</text:span><text:span text:style-name="T13">"Gpay"</text:span><text:span text:style-name="T9">&gt;</text:span><text:span text:style-name="T11">Gpay</text:span><text:span text:style-name="T9">&lt;/</text:span><text:span text:style-name="T10">option</text:span><text:span text:style-name="T9">&gt;</text:span></text:p>
      <text:p text:style-name="P13">                <text:span text:style-name="T9">&lt;/</text:span><text:span text:style-name="T10">select</text:span><text:span text:style-name="T9">&gt;</text:span></text:p>
      <text:p text:style-name="P13">            <text:span text:style-name="T9">&lt;/</text:span><text:span text:style-name="T10">div</text:span><text:span text:style-name="T9">&gt;</text:span></text:p>
      <text:p text:style-name="P13">            <text:span text:style-name="T9">&lt;</text:span><text:span text:style-name="T10">br</text:span><text:span text:style-name="T9">&gt;</text:span></text:p>
      <text:p text:style-name="P30"/>
      <text:p text:style-name="P13">     </text:p>
      <text:p text:style-name="P36"><text:span text:style-name="T14">&lt;</text:span><text:span text:style-name="T15">button</text:span> <text:span text:style-name="T16">type</text:span>=<text:span text:style-name="T17">"button"</text:span> <text:span text:style-name="T16">onclick</text:span>=<text:span text:style-name="T17">"</text:span><text:span text:style-name="T16">window</text:span><text:span text:style-name="T17">.</text:span><text:span text:style-name="T16">location</text:span><text:span text:style-name="T17">.</text:span><text:span text:style-name="T16">href</text:span><text:span text:style-name="T26">=</text:span><text:span text:style-name="T17">'timetableproject.html'"</text:span><text:span text:style-name="T14">&gt;</text:span></text:p>
      <text:p text:style-name="P13">  <text:span text:style-name="T11">Access timetableproject</text:span></text:p>
      <text:p text:style-name="P36"><text:span text:style-name="T14">&lt;/</text:span><text:span text:style-name="T15">button</text:span><text:span text:style-name="T14">&gt;</text:span></text:p>
      <text:p text:style-name="P36"><text:span text:style-name="T14">&lt;</text:span><text:span text:style-name="T15">br</text:span><text:span text:style-name="T14">&gt;</text:span></text:p>
      <text:p text:style-name="P36"><text:span text:style-name="T14">&lt;</text:span><text:span text:style-name="T15">br</text:span><text:span text:style-name="T14">&gt;</text:span></text:p>
      <text:p text:style-name="P36"><text:span text:style-name="T14">&lt;</text:span><text:span text:style-name="T15">button</text:span> <text:span text:style-name="T16">type</text:span>=<text:span text:style-name="T17">"reset"</text:span><text:span text:style-name="T14">&gt;</text:span>Click to reset<text:span text:style-name="T14">&lt;/</text:span><text:span text:style-name="T15">button</text:span><text:span text:style-name="T14">&gt;</text:span></text:p>
      <text:p text:style-name="P36"><text:span text:style-name="T14">&lt;</text:span><text:span text:style-name="T15">br</text:span><text:span text:style-name="T14">&gt;</text:span></text:p>
      <text:p text:style-name="P36"><text:span text:style-name="T14">&lt;</text:span><text:span text:style-name="T15">br</text:span><text:span text:style-name="T14">&gt;</text:span></text:p>
      <text:p text:style-name="P36"><text:span text:style-name="T14">&lt;</text:span><text:span text:style-name="T15">button</text:span> <text:span text:style-name="T16">type</text:span>=<text:span text:style-name="T17">"submit"</text:span><text:span text:style-name="T14">&gt;</text:span>Click to submit <text:span text:style-name="T14">&lt;/</text:span><text:span text:style-name="T15">button</text:span><text:span text:style-name="T14">&gt;</text:span></text:p>
      <text:p text:style-name="P49"><text:line-break/><text:line-break/><text:line-break/><text:line-break/><text:line-break/></text:p>
      <text:p text:style-name="P13">        <text:span text:style-name="T9">&lt;/</text:span><text:span text:style-name="T10">form</text:span><text:span text:style-name="T9">&gt;</text:span></text:p>
      <text:p text:style-name="P13">    <text:span text:style-name="T9">&lt;/</text:span><text:span text:style-name="T10">body</text:span><text:span text:style-name="T9">&gt;</text:span></text:p>
      <text:p text:style-name="P36"><text:span text:style-name="T14">&lt;/</text:span><text:span text:style-name="T15">html</text:span><text:span text:style-name="T14">&gt;</text:span></text:p>
      <text:p text:style-name="P50"/>
      <text:p text:style-name="P50"/>
      <text:p text:style-name="P50"/>
      <text:p text:style-name="P51"/>
      <text:h text:style-name="P52" text:outline-level="2"><text:soft-page-break/><text:span text:style-name="T8">marquee</text:span> :</text:h>
      <text:p text:style-name="P51">Marquee tag: This tag is used to scroll text across the web pag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3T19:17:17.494761600</meta:creation-date>
    <dc:date>2025-08-10T14:53:02.208330100</dc:date>
    <meta:editing-duration>PT3H43M54S</meta:editing-duration>
    <meta:editing-cycles>9</meta:editing-cycles>
    <meta:generator>LibreOffice/25.2.5.2$Windows_X86_64 LibreOffice_project/03d19516eb2e1dd5d4ccd751a0d6f35f35e08022</meta:generator>
    <meta:document-statistic meta:table-count="0" meta:image-count="1" meta:object-count="0" meta:page-count="11" meta:paragraph-count="315" meta:word-count="1113" meta:character-count="10205" meta:non-whitespace-character-count="7185"/>
  </office:meta>
</office:document-meta>
</file>